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8.759cm" fo:margin-left="-2.037cm" table:align="left" style:writing-mode="lr-tb"/>
    </style:style>
    <style:style style:name="Table1.A" style:family="table-column">
      <style:table-column-properties style:column-width="1.508cm"/>
    </style:style>
    <style:style style:name="Table1.B" style:family="table-column">
      <style:table-column-properties style:column-width="2.408cm"/>
    </style:style>
    <style:style style:name="Table1.C" style:family="table-column">
      <style:table-column-properties style:column-width="3.493cm"/>
    </style:style>
    <style:style style:name="Table1.D" style:family="table-column">
      <style:table-column-properties style:column-width="6.029cm"/>
    </style:style>
    <style:style style:name="Table1.E" style:family="table-column">
      <style:table-column-properties style:column-width="5.322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E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ourier 10 Pitch" fo:font-size="10pt" fo:font-style="italic" style:font-size-asian="10pt" style:font-style-asian="italic" style:font-size-complex="10pt" style:font-style-complex="italic"/>
    </style:style>
    <style:style style:name="P2" style:family="paragraph" style:parent-style-name="Header">
      <style:paragraph-properties fo:text-align="center" style:justify-single-word="false"/>
      <style:text-properties fo:font-size="24pt" style:font-size-asian="24pt" style:font-size-complex="24pt"/>
    </style:style>
    <style:style style:name="P3" style:family="paragraph" style:parent-style-name="Header">
      <style:paragraph-properties fo:text-align="start" style:justify-single-word="false"/>
      <style:text-properties fo:font-size="24pt" style:font-size-asian="24pt" style:font-size-complex="24pt"/>
    </style:style>
    <style:style style:name="P4" style:family="paragraph" style:parent-style-name="Header">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5" style:family="paragraph" style:parent-style-name="Header">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Footer">
      <style:paragraph-properties fo:text-align="end" style:justify-single-word="false"/>
    </style:style>
    <style:style style:name="P7" style:family="paragraph" style:parent-style-name="Heading_20_3">
      <style:paragraph-properties fo:text-align="justify" style:justify-single-word="false" fo:orphans="2" fo:widows="2" style:writing-mode="lr-tb"/>
      <style:text-properties style:use-window-font-color="true" style:font-name="Times New Roman" fo:font-size="12pt" fo:language="en" fo:country="US" style:font-name-asian="Times New Roman" style:font-size-asian="12pt" style:language-complex="ar" style:country-complex="SA"/>
    </style:style>
    <style:style style:name="P8" style:family="paragraph" style:parent-style-name="Heading_20_3">
      <style:paragraph-properties fo:text-align="justify" style:justify-single-word="false" fo:orphans="2" fo:widows="2" style:writing-mode="lr-tb"/>
      <style:text-properties style:font-name="Times New Roman"/>
    </style:style>
    <style:style style:name="P9" style:family="paragraph" style:parent-style-name="Text_20_body">
      <style:paragraph-properties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Arial" style:font-size-complex="12pt" style:language-complex="ar" style:country-complex="SA"/>
    </style:style>
    <style:style style:name="P10" style:family="paragraph" style:parent-style-name="Text_20_body">
      <style:paragraph-properties fo:orphans="2" fo:widows="2" style:writing-mode="lr-tb"/>
      <style:text-properties style:use-window-font-color="true" style:font-name="Arial" fo:font-size="12pt" fo:language="en" fo:country="US"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1" style:family="paragraph" style:parent-style-name="Text_20_body">
      <style:paragraph-properties fo:text-align="justify" style:justify-single-word="false" fo:orphans="2" fo:widows="2" style:writing-mode="lr-tb"/>
      <style:text-properties style:use-window-font-color="true" style:font-name="Arial" fo:font-size="12pt" fo:language="en" fo:country="US"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12" style:family="paragraph" style:parent-style-name="Text_20_body">
      <style:paragraph-properties fo:orphans="2" fo:widows="2" style:writing-mode="lr-tb"/>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Text_20_body">
      <style:paragraph-properties fo:text-align="justify" style:justify-single-word="false" fo:orphans="2" fo:widows="2" style:writing-mode="lr-tb"/>
    </style:style>
    <style:style style:name="P14" style:family="paragraph" style:parent-style-name="italics">
      <style:paragraph-properties fo:text-align="justify" style:justify-single-word="false"/>
      <style:text-properties style:font-name="Times New Roman"/>
    </style:style>
    <style:style style:name="P15" style:family="paragraph" style:parent-style-name="Standard">
      <style:text-properties style:use-window-font-color="true" fo:language="en" fo:country="US" style:font-name-asian="Times New Roman" style:font-name-complex="Arial" style:language-complex="ar" style:country-complex="SA"/>
    </style:style>
    <style:style style:name="P16" style:family="paragraph" style:parent-style-name="Standard">
      <style:paragraph-properties fo:text-align="justify" style:justify-single-word="false"/>
      <style:text-properties style:use-window-font-color="true" fo:language="en" fo:country="US" style:font-name-asian="Times New Roman" style:font-name-complex="Arial" style:language-complex="ar" style:country-complex="SA"/>
    </style:style>
    <style:style style:name="P17" style:family="paragraph" style:parent-style-name="Standard">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18" style:family="paragraph" style:parent-style-name="Standard">
      <style:paragraph-properties fo:text-align="justify" style:justify-single-word="false"/>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19" style:family="paragraph" style:parent-style-name="Standard">
      <style:paragraph-properties fo:text-align="justify" style:justify-single-word="false"/>
      <style:text-properties style:use-window-font-color="true" style:font-name="Arial" fo:font-size="12pt" fo:language="en" fo:country="US"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style:font-name="Times New Roman"/>
    </style:style>
    <style:style style:name="P22" style:family="paragraph" style:parent-style-name="Standard">
      <style:paragraph-properties fo:margin-left="1.27cm" fo:margin-right="0cm" fo:text-align="justify" style:justify-single-word="false" fo:text-indent="-1.651cm" style:auto-text-indent="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23" style:family="paragraph" style:parent-style-name="Text_20_body">
      <style:paragraph-properties fo:text-align="justify" style:justify-single-word="false"/>
      <style:text-properties style:font-name="Times New Roman"/>
    </style:style>
    <style:style style:name="P24" style:family="paragraph" style:parent-style-name="Text_20_body">
      <style:text-properties fo:font-size="12pt" style:font-size-asian="12pt" style:font-size-complex="12pt"/>
    </style:style>
    <style:style style:name="P25" style:family="paragraph" style:parent-style-name="Text_20_body">
      <style:paragraph-properties fo:text-align="justify" style:justify-single-word="false"/>
      <style:text-properties fo:font-size="12pt" style:font-size-asian="12pt" style:font-size-complex="12pt"/>
    </style:style>
    <style:style style:name="P26"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style:text-underline-style="none" fo:font-weight="normal" style:font-weight-asian="normal" style:font-weight-complex="normal"/>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use-window-font-color="true" style:font-name="Arial" fo:font-size="14pt" fo:language="en" fo:country="US" fo:font-style="normal" fo:font-weight="normal" style:font-name-asian="Times New Roman" style:font-size-asian="14pt" style:font-style-asian="normal" style:font-weight-asian="normal" style:font-name-complex="Arial" style:font-size-complex="14pt" style:language-complex="ar" style:country-complex="SA" style:font-style-complex="normal" style:font-weight-complex="normal"/>
    </style:style>
    <style:style style:name="P31" style:family="paragraph" style:parent-style-name="Text_20_body">
      <style:paragraph-properties fo:text-align="justify" style:justify-single-word="false"/>
      <style:text-properties style:use-window-font-color="true" fo:language="en" fo:country="US" style:font-name-asian="Times New Roman" style:font-name-complex="Arial" style:language-complex="ar" style:country-complex="SA"/>
    </style:style>
    <style:style style:name="P32" style:family="paragraph" style:parent-style-name="Text_20_body">
      <style:paragraph-properties fo:text-align="justify" style:justify-single-word="false"/>
      <style:text-properties style:use-window-font-color="true"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33" style:family="paragraph" style:parent-style-name="Standard">
      <style:paragraph-properties fo:break-before="page"/>
    </style:style>
    <style:style style:name="P34" style:family="paragraph" style:parent-style-name="Table_20_Contents">
      <style:paragraph-properties fo:text-align="start" style:justify-single-word="false"/>
      <style:text-properties fo:font-size="10pt" style:font-size-asian="10pt" style:font-size-complex="10pt"/>
    </style:style>
    <style:style style:name="P35" style:family="paragraph" style:parent-style-name="Standard">
      <style:paragraph-properties fo:margin-left="1.27cm" fo:margin-right="0cm" fo:text-indent="0cm" style:auto-text-indent="false"/>
    </style:style>
    <style:style style:name="P36" style:family="paragraph" style:parent-style-name="Standard">
      <style:paragraph-properties fo:margin-left="1.27cm" fo:margin-right="0cm" fo:text-indent="0cm" style:auto-text-indent="false"/>
      <style:text-properties fo:font-size="14pt" style:font-size-asian="14pt" style:font-size-complex="14pt"/>
    </style:style>
    <style:style style:name="P37" style:family="paragraph" style:parent-style-name="Standard">
      <style:paragraph-properties fo:margin-left="1.27cm" fo:margin-right="0cm" fo:text-align="justify" style:justify-single-word="false" fo:text-indent="0cm" style:auto-text-indent="false"/>
      <style:text-properties fo:font-size="14pt" style:font-size-asian="14pt" style:font-size-complex="14pt"/>
    </style:style>
    <style:style style:name="P38" style:family="paragraph" style:parent-style-name="Standard">
      <style:paragraph-properties fo:margin-left="1.27cm" fo:margin-right="0cm" fo:text-align="justify" style:justify-single-word="false" fo:text-indent="0cm" style:auto-text-indent="false"/>
    </style:style>
    <style:style style:name="P39" style:family="paragraph" style:parent-style-name="Standard">
      <style:paragraph-properties fo:margin-left="1.27cm" fo:margin-right="0cm" fo:text-indent="0cm" style:auto-text-indent="false"/>
      <style:text-properties fo:font-weight="normal" style:font-weight-asian="normal" style:font-weight-complex="normal"/>
    </style:style>
    <style:style style:name="P40" style:family="paragraph" style:parent-style-name="Text_20_body">
      <style:paragraph-properties fo:margin-left="1.27cm" fo:margin-right="0cm" fo:text-align="justify" style:justify-single-word="false" fo:orphans="2" fo:widows="2" fo:text-indent="0cm" style:auto-text-indent="false" style:writing-mode="lr-tb"/>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P41" style:family="paragraph" style:parent-style-name="Heading_20_3">
      <style:paragraph-properties fo:margin-left="1.27cm" fo:margin-right="0cm" fo:orphans="2" fo:widows="2" fo:text-indent="0cm" style:auto-text-indent="false" style:writing-mode="lr-tb"/>
      <style:text-properties fo:font-weight="bold" style:font-weight-asian="bold" style:font-weight-complex="bold"/>
    </style:style>
    <style:style style:name="P42" style:family="paragraph" style:parent-style-name="Heading_20_3">
      <style:paragraph-properties fo:margin-left="1.27cm" fo:margin-right="0cm" fo:orphans="2" fo:widows="2" fo:text-indent="0cm" style:auto-text-indent="false" style:writing-mode="lr-tb"/>
    </style:style>
    <style:style style:name="P43" style:family="paragraph" style:parent-style-name="Heading_20_3">
      <style:paragraph-properties fo:margin-left="1.27cm" fo:margin-right="0cm" fo:text-align="justify" style:justify-single-word="false" fo:orphans="2" fo:widows="2" fo:text-indent="0cm" style:auto-text-indent="false" style:writing-mode="lr-tb"/>
    </style:style>
    <style:style style:name="P44" style:family="paragraph" style:parent-style-name="Standard">
      <style:paragraph-properties fo:margin-left="1.27cm" fo:margin-right="0cm" fo:text-align="justify" style:justify-single-word="false" fo:orphans="2" fo:widows="2" fo:text-indent="0cm" style:auto-text-indent="false" style:writing-mode="lr-tb"/>
      <style:text-properties fo:font-weight="normal" style:font-weight-asian="normal" style:font-weight-complex="normal"/>
    </style:style>
    <style:style style:name="P45" style:family="paragraph" style:parent-style-name="Heading_20_3">
      <style:paragraph-properties fo:margin-left="1.27cm" fo:margin-right="0cm" fo:text-indent="0cm" style:auto-text-indent="false"/>
    </style:style>
    <style:style style:name="P46" style:family="paragraph" style:parent-style-name="Heading_20_3">
      <style:paragraph-properties fo:margin-left="1.27cm" fo:margin-right="0cm" fo:text-align="justify" style:justify-single-word="false" fo:text-indent="0cm" style:auto-text-indent="false"/>
    </style:style>
    <style:style style:name="P47" style:family="paragraph" style:parent-style-name="Heading_20_3">
      <style:paragraph-properties fo:margin-left="1.27cm" fo:margin-right="0cm" fo:text-indent="0cm" style:auto-text-indent="false"/>
      <style:text-properties fo:font-weight="normal" style:font-weight-asian="normal" style:font-weight-complex="normal"/>
    </style:style>
    <style:style style:name="P48" style:family="paragraph" style:parent-style-name="Standard">
      <style:paragraph-properties fo:margin-left="0cm" fo:margin-right="0cm" fo:text-indent="0cm" style:auto-text-indent="false"/>
    </style:style>
    <style:style style:name="P49" style:family="paragraph" style:parent-style-name="Heading_20_3">
      <style:paragraph-properties fo:text-align="justify" style:justify-single-word="false"/>
    </style:style>
    <style:style style:name="P50" style:family="paragraph" style:parent-style-name="Contents_20_1">
      <style:paragraph-properties>
        <style:tab-stops>
          <style:tab-stop style:position="15.24cm" style:type="right" style:leader-style="dotted" style:leader-text="."/>
        </style:tab-stops>
      </style:paragraph-properties>
    </style:style>
    <style:style style:name="P51" style:family="paragraph" style:parent-style-name="Contents_20_2">
      <style:paragraph-properties>
        <style:tab-stops>
          <style:tab-stop style:position="15.24cm" style:type="right" style:leader-style="dotted" style:leader-text="."/>
        </style:tab-stops>
      </style:paragraph-properties>
    </style:style>
    <style:style style:name="P52" style:family="paragraph" style:parent-style-name="Standard">
      <style:paragraph-properties fo:margin-left="3.175cm" fo:margin-right="0cm" fo:text-indent="0cm" style:auto-text-indent="false"/>
    </style:style>
    <style:style style:name="P53" style:family="paragraph" style:parent-style-name="Heading_20_2">
      <style:paragraph-properties fo:text-align="justify" style:justify-single-word="false"/>
      <style:text-properties style:font-name="Times New Roman"/>
    </style:style>
    <style:style style:name="P54" style:family="paragraph" style:parent-style-name="Heading_20_2">
      <style:text-properties style:use-window-font-color="true" fo:language="en" fo:country="US" style:font-name-asian="Times New Roman" style:font-name-complex="Arial" style:language-complex="ar" style:country-complex="SA"/>
    </style:style>
    <style:style style:name="P55" style:family="paragraph" style:parent-style-name="Heading_20_2">
      <style:paragraph-properties fo:text-align="justify" style:justify-single-word="false"/>
      <style:text-properties style:use-window-font-color="true" fo:language="en" fo:country="US" style:font-name-asian="Times New Roman" style:font-name-complex="Arial" style:language-complex="ar" style:country-complex="SA"/>
    </style:style>
    <style:style style:name="P56" style:family="paragraph" style:parent-style-name="italics" style:master-page-name="Standard">
      <style:paragraph-properties fo:text-align="justify" style:justify-single-word="false" style:page-number="auto"/>
      <style:text-properties style:font-name="Times New Roman"/>
    </style:style>
    <style:style style:name="P57" style:family="paragraph" style:parent-style-name="Header" style:master-page-name="First_20_Page">
      <style:paragraph-properties fo:text-align="center" style:justify-single-word="false" style:page-number="auto" fo:break-before="page"/>
      <style:text-properties fo:font-size="24pt" style:font-size-asian="24pt" style:font-size-complex="24pt"/>
    </style:style>
    <style:style style:name="P58" style:family="paragraph" style:parent-style-name="Heading_20_3" style:list-style-name="L6">
      <style:paragraph-properties fo:margin-left="2.54cm" fo:margin-right="0cm" fo:text-align="justify" style:justify-single-word="false" fo:orphans="2" fo:widows="2" fo:text-indent="0cm" style:auto-text-indent="false" style:writing-mode="lr-tb"/>
      <style:text-properties fo:font-weight="normal" style:font-weight-asian="normal" style:font-weight-complex="normal"/>
    </style:style>
    <style:style style:name="P59" style:family="paragraph" style:parent-style-name="Heading_20_3" style:list-style-name="L6">
      <style:paragraph-properties fo:margin-left="1.27cm" fo:margin-right="0cm" fo:text-align="justify" style:justify-single-word="false" fo:text-indent="-0.635cm" style:auto-text-indent="false"/>
    </style:style>
    <style:style style:name="P60" style:family="paragraph" style:parent-style-name="Standard" style:list-style-name="L3">
      <style:text-properties style:use-window-font-color="true" fo:language="en" fo:country="US" style:font-name-asian="Times New Roman" style:font-name-complex="Arial" style:language-complex="ar" style:country-complex="SA"/>
    </style:style>
    <style:style style:name="P61" style:family="paragraph" style:parent-style-name="Standard" style:list-style-name="L4"/>
    <style:style style:name="P62" style:family="paragraph" style:parent-style-name="Standard" style:list-style-name="L4">
      <style:text-properties fo:font-weight="normal" style:font-weight-asian="normal" style:font-weight-complex="normal"/>
    </style:style>
    <style:style style:name="P63" style:family="paragraph" style:parent-style-name="Standard" style:list-style-name="L7">
      <style:paragraph-properties fo:text-align="justify" style:justify-single-word="false"/>
    </style:style>
    <style:style style:name="P64" style:family="paragraph" style:parent-style-name="Standard" style:list-style-name="L9">
      <style:paragraph-properties fo:text-align="justify" style:justify-single-word="false"/>
    </style:style>
    <style:style style:name="P65" style:family="paragraph" style:parent-style-name="Standard" style:list-style-name="L3">
      <style:paragraph-properties fo:margin-left="2.54cm" fo:margin-right="0cm" fo:text-indent="-0.635cm" style:auto-text-indent="false"/>
      <style:text-properties style:use-window-font-color="true" fo:language="en" fo:country="US" style:font-name-asian="Times New Roman" style:font-name-complex="Arial" style:language-complex="ar" style:country-complex="SA"/>
    </style:style>
    <style:style style:name="P66" style:family="paragraph" style:parent-style-name="Standard" style:list-style-name="L6">
      <style:paragraph-properties fo:margin-left="2.54cm" fo:margin-right="0cm" fo:text-align="justify" style:justify-single-word="false" fo:text-indent="-0.635cm" style:auto-text-indent="false"/>
      <style:text-properties fo:font-weight="normal" style:font-weight-asian="normal" style:font-weight-complex="normal"/>
    </style:style>
    <style:style style:name="P67" style:family="paragraph" style:parent-style-name="Standard" style:list-style-name="L3">
      <style:paragraph-properties fo:margin-left="3.81cm" fo:margin-right="0cm" fo:text-indent="-0.635cm" style:auto-text-indent="false"/>
      <style:text-properties style:use-window-font-color="true" fo:language="en" fo:country="US" style:font-name-asian="Times New Roman" style:font-name-complex="Arial" style:language-complex="ar" style:country-complex="SA"/>
    </style:style>
    <style:style style:name="P68" style:family="paragraph" style:parent-style-name="Standard" style:list-style-name="L8">
      <style:paragraph-properties fo:margin-left="3.81cm" fo:margin-right="0cm" fo:text-indent="-0.635cm" style:auto-text-indent="false"/>
    </style:style>
    <style:style style:name="P69" style:family="paragraph" style:parent-style-name="Standard" style:list-style-name="L5">
      <style:paragraph-properties fo:margin-left="3.81cm" fo:margin-right="0cm" fo:text-align="justify" style:justify-single-word="false" fo:orphans="2" fo:widows="2" fo:text-indent="-0.635cm" style:auto-text-indent="false" style:writing-mode="lr-tb"/>
      <style:text-properties fo:font-weight="normal" style:font-weight-asian="normal" style:font-weight-complex="normal"/>
    </style:style>
    <style:style style:name="P70" style:family="paragraph" style:parent-style-name="Standard" style:list-style-name="L3">
      <style:paragraph-properties fo:margin-left="0cm" fo:margin-right="0cm" fo:text-indent="0cm" style:auto-text-indent="false"/>
      <style:text-properties style:use-window-font-color="true" fo:language="en" fo:country="US" style:font-name-asian="Times New Roman" style:font-name-complex="Arial" style:language-complex="ar" style:country-complex="SA"/>
    </style:style>
    <style:style style:name="P71" style:family="paragraph" style:parent-style-name="Standard" style:list-style-name="L3">
      <style:paragraph-properties fo:margin-left="1.27cm" fo:margin-right="0cm" fo:text-indent="-0.635cm" style:auto-text-indent="false"/>
      <style:text-properties style:use-window-font-color="true" fo:language="en" fo:country="US" style:font-name-asian="Times New Roman" style:font-name-complex="Arial" style:language-complex="ar" style:country-complex="SA"/>
    </style:style>
    <style:style style:name="P72" style:family="paragraph" style:parent-style-name="Standard" style:list-style-name="L6">
      <style:paragraph-properties fo:margin-left="2.54cm" fo:margin-right="0cm" fo:text-align="justify" style:justify-single-word="false" fo:orphans="2" fo:widows="2" fo:text-indent="0cm" style:auto-text-indent="false" style:writing-mode="lr-tb"/>
      <style:text-properties fo:font-weight="normal" style:font-weight-asian="normal" style:font-weight-complex="normal"/>
    </style:style>
    <style:style style:name="P73" style:family="paragraph" style:parent-style-name="Standard">
      <style:paragraph-properties fo:margin-left="1.27cm" fo:margin-right="0cm" fo:text-align="justify" style:justify-single-word="false" fo:text-indent="0cm" style:auto-text-indent="false"/>
    </style:style>
    <style:style style:name="P74" style:family="paragraph" style:parent-style-name="Text_20_body" style:list-style-name="L1">
      <style:paragraph-properties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Arial" style:font-size-complex="12pt" style:language-complex="ar" style:country-complex="SA"/>
    </style:style>
    <style:style style:name="P75" style:family="paragraph" style:parent-style-name="Text_20_body" style:list-style-name="L2">
      <style:paragraph-properties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Arial" style:font-size-complex="12pt" style:language-complex="ar" style:country-complex="SA"/>
    </style:style>
    <style:style style:name="P76" style:family="paragraph" style:parent-style-name="Text_20_body" style:master-page-name="Blockdigram">
      <style:paragraph-properties fo:text-align="justify" style:justify-single-word="false" fo:orphans="2" fo:widows="2" style:page-number="auto" style:writing-mode="lr-tb"/>
      <style:text-properties style:use-window-font-color="true" style:font-name="Times New Roman" fo:font-size="12pt" fo:language="en" fo:country="US" style:font-name-asian="Times New Roman" style:font-size-asian="12pt" style:font-name-complex="Arial" style:font-size-complex="12pt" style:language-complex="ar" style:country-complex="SA"/>
    </style:style>
    <style:style style:name="P77" style:family="paragraph" style:parent-style-name="Heading_20_1">
      <style:paragraph-properties fo:text-align="justify" style:justify-single-word="false"/>
      <style:text-properties style:font-name="Times New Roman"/>
    </style:style>
    <style:style style:name="P78" style:family="paragraph">
      <style:paragraph-properties fo:text-align="center"/>
    </style:style>
    <style:style style:name="T1" style:family="text">
      <style:text-properties style:font-name="Ubuntu" style:font-name-asian="Times New Roman" style:font-name-complex="Times"/>
    </style:style>
    <style:style style:name="T2" style:family="text">
      <style:text-properties style:font-name="Times"/>
    </style:style>
    <style:style style:name="T3" style:family="text">
      <style:text-properties style:use-window-font-color="true" fo:font-size="12pt" fo:language="en" fo:country="US" style:font-name-asian="Times New Roman" style:font-size-asian="12pt" style:language-complex="ar" style:country-complex="SA"/>
    </style:style>
    <style:style style:name="T4" style:family="text">
      <style:text-properties style:use-window-font-color="true" fo:language="en" fo:country="US" style:font-name-asian="Times New Roman" style:font-name-complex="Arial" style:language-complex="ar" style:country-complex="SA"/>
    </style:style>
    <style:style style:name="T5" style:family="text">
      <style:text-properties style:use-window-font-color="true" fo:language="en" fo:country="US" style:text-underline-style="solid" style:text-underline-width="auto" style:text-underline-color="font-color" fo:font-weight="bold" style:font-name-asian="Times New Roman" style:font-weight-asian="bold" style:font-name-complex="Arial" style:language-complex="ar" style:country-complex="SA" style:font-weight-complex="bold"/>
    </style:style>
    <style:style style:name="T6" style:family="text">
      <style:text-properties style:use-window-font-color="true" style:font-name="Arial" fo:language="en" fo:country="US" fo:font-style="normal" style:text-underline-style="none" fo:font-weight="normal" style:font-name-asian="Times New Roman" style:font-style-asian="normal" style:font-weight-asian="normal" style:font-name-complex="Arial" style:language-complex="ar" style:country-complex="SA" style:font-style-complex="normal" style:font-weight-complex="normal"/>
    </style:style>
    <style:style style:name="T7" style:family="text">
      <style:text-properties style:use-window-font-color="true" style:font-name="Arial"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8" style:family="text">
      <style:text-properties style:use-window-font-color="true" style:font-name="Arial" fo:language="en" fo:country="US" fo:font-style="normal" style:text-underline-style="solid" style:text-underline-width="auto" style:text-underline-color="font-color" fo:font-weight="bold" style:font-name-asian="Times New Roman" style:font-style-asian="normal" style:font-weight-asian="bold" style:font-name-complex="Arial" style:language-complex="ar" style:country-complex="SA" style:font-style-complex="normal" style:font-weight-complex="bold"/>
    </style:style>
    <style:style style:name="T9" style:family="text">
      <style:text-properties style:use-window-font-color="true" style:font-name="Arial" fo:font-size="12pt" fo:language="en" fo:country="US"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0" style:family="text">
      <style:text-properties style:use-window-font-color="true" style:font-name="Times New Roman" fo:font-size="12pt" fo:language="en" fo:country="US" style:font-name-asian="Times New Roman" style:font-size-asian="12pt" style:font-name-complex="Arial" style:font-size-complex="12pt" style:language-complex="ar" style:country-complex="SA"/>
    </style:style>
    <style:style style:name="T11" style:family="text">
      <style:text-properties style:use-window-font-color="true" style:font-name="Times new roman" fo:font-size="12pt" fo:language="en" fo:country="US" fo:font-weight="normal" style:font-name-asian="Times New Roman" style:font-size-asian="12pt" style:font-weight-asian="normal" style:language-complex="ar" style:country-complex="SA"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2pt" style:font-size-asian="12pt" style:font-size-complex="12pt"/>
    </style:style>
    <style:style style:name="T1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T19" style:family="text">
      <style:text-properties style:font-name="Arial"/>
    </style:style>
    <style:style style:name="T20"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style:font-name="Times New Roman"/>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size="10pt" style:font-size-asian="10pt" style:font-size-complex="10pt"/>
    </style:style>
    <style:style style:name="T26" style:family="text">
      <style:text-properties style:font-name="Times New Roman" fo:font-size="11pt" fo:font-weight="normal" style:font-size-asian="11pt" style:font-weight-asian="normal" style:font-size-complex="11pt" style:font-weight-complex="normal"/>
    </style:style>
    <style:style style:name="T27" style:family="text">
      <style:text-properties style:font-name="Times New Roman" fo:font-size="12pt" fo:font-weight="normal" style:font-size-asian="12pt" style:font-weight-asian="normal" style:font-size-complex="12pt" style:font-weight-complex="normal"/>
    </style:style>
    <style:style style:name="T28" style:family="text">
      <style:text-properties style:font-name="Times new roman"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35cm" fo:text-indent="-0.635cm" fo:margin-left="7.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7cm" fo:text-indent="-0.635cm" fo:margin-left="8.37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ccc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ccc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ccc00"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C-Project</text:p>
      <text:p text:style-name="P2"/>
      <text:p text:style-name="P2">Address Book</text:p>
      <text:p text:style-name="P2"/>
      <text:p text:style-name="P2">High Level Design</text:p>
      <text:p text:style-name="P2"/>
      <text:p text:style-name="P4"/>
      <text:p text:style-name="P5">Revision History</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4">Version</text:p>
          </table:table-cell>
          <table:table-cell table:style-name="Table1.A1" office:value-type="string">
            <text:p text:style-name="P34">Date</text:p>
          </table:table-cell>
          <table:table-cell table:style-name="Table1.A1" office:value-type="string">
            <text:p text:style-name="P34">Why?</text:p>
          </table:table-cell>
          <table:table-cell table:style-name="Table1.A1" office:value-type="string">
            <text:p text:style-name="P34">Who?</text:p>
          </table:table-cell>
          <table:table-cell table:style-name="Table1.E1" office:value-type="string">
            <text:p text:style-name="P34">Reviewed By</text:p>
          </table:table-cell>
        </table:table-row>
        <table:table-row>
          <table:table-cell table:style-name="Table1.A6" office:value-type="string">
            <text:p text:style-name="P34">0.1</text:p>
          </table:table-cell>
          <table:table-cell table:style-name="Table1.B6" office:value-type="string">
            <text:p text:style-name="P34">09 Nov 2012</text:p>
          </table:table-cell>
          <table:table-cell table:style-name="Table1.C6" office:value-type="string">
            <text:p text:style-name="P34">Initial Draft</text:p>
          </table:table-cell>
          <table:table-cell table:style-name="Table1.D6" office:value-type="string">
            <text:p text:style-name="P34">Team A: Fenil, Flaby, Shridhar</text:p>
          </table:table-cell>
          <table:table-cell table:style-name="Table1.E6" office:value-type="string">
            <text:p text:style-name="P34"/>
          </table:table-cell>
        </table:table-row>
        <table:table-row>
          <table:table-cell table:style-name="Table1.A6" office:value-type="string">
            <text:p text:style-name="P34"/>
          </table:table-cell>
          <table:table-cell table:style-name="Table1.B6" office:value-type="string">
            <text:p text:style-name="P34"/>
          </table:table-cell>
          <table:table-cell table:style-name="Table1.C6" office:value-type="string">
            <text:p text:style-name="P34"/>
          </table:table-cell>
          <table:table-cell table:style-name="Table1.D6" office:value-type="string">
            <text:p text:style-name="P34"/>
          </table:table-cell>
          <table:table-cell table:style-name="Table1.E6" office:value-type="string">
            <text:p text:style-name="P34"/>
          </table:table-cell>
        </table:table-row>
        <table:table-row>
          <table:table-cell table:style-name="Table1.A6" office:value-type="string">
            <text:p text:style-name="P34"/>
          </table:table-cell>
          <table:table-cell table:style-name="Table1.B6" office:value-type="string">
            <text:p text:style-name="P34"/>
          </table:table-cell>
          <table:table-cell table:style-name="Table1.C6" office:value-type="string">
            <text:p text:style-name="P34"/>
          </table:table-cell>
          <table:table-cell table:style-name="Table1.D6" office:value-type="string">
            <text:p text:style-name="P34"/>
          </table:table-cell>
          <table:table-cell table:style-name="Table1.E6" office:value-type="string">
            <text:p text:style-name="P34"/>
          </table:table-cell>
        </table:table-row>
        <table:table-row>
          <table:table-cell table:style-name="Table1.A6" office:value-type="string">
            <text:p text:style-name="P34"/>
          </table:table-cell>
          <table:table-cell table:style-name="Table1.B6" office:value-type="string">
            <text:p text:style-name="P34"/>
          </table:table-cell>
          <table:table-cell table:style-name="Table1.C6" office:value-type="string">
            <text:p text:style-name="P34"/>
          </table:table-cell>
          <table:table-cell table:style-name="Table1.D6" office:value-type="string">
            <text:p text:style-name="P34"/>
          </table:table-cell>
          <table:table-cell table:style-name="Table1.E6" office:value-type="string">
            <text:p text:style-name="P34"/>
          </table:table-cell>
        </table:table-row>
        <table:table-row>
          <table:table-cell table:style-name="Table1.A6" office:value-type="string">
            <text:p text:style-name="P34"/>
          </table:table-cell>
          <table:table-cell table:style-name="Table1.B6" office:value-type="string">
            <text:p text:style-name="P34"/>
          </table:table-cell>
          <table:table-cell table:style-name="Table1.C6" office:value-type="string">
            <text:p text:style-name="P34"/>
          </table:table-cell>
          <table:table-cell table:style-name="Table1.D6" office:value-type="string">
            <text:p text:style-name="P34"/>
          </table:table-cell>
          <table:table-cell table:style-name="Table1.E6" office:value-type="string">
            <text:p text:style-name="P34"/>
          </table:table-cell>
        </table:table-row>
      </table:table>
      <text:p text:style-name="P3"/>
      <text:p text:style-name="P33"/>
      <text:p text:style-name="Standard"/>
      <text:p text:style-name="Standard"/>
      <text:p text:style-name="Standard"><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473_1344106855" text:style-name="Index_20_Link" text:visited-style-name="Index_20_Link"><text:s/>1 Introduction<text:tab/>3</text:a></text:p>
          <text:p text:style-name="P50"><text:a xlink:type="simple" xlink:href="#__RefHeading__475_1344106855" text:style-name="Index_20_Link" text:visited-style-name="Index_20_Link"><text:s/>2 Problem Statement and Proposed Solution<text:tab/>3</text:a></text:p>
          <text:p text:style-name="P51"><text:a xlink:type="simple" xlink:href="#__RefHeading__477_1344106855" text:style-name="Index_20_Link" text:visited-style-name="Index_20_Link"><text:s/>2.1 Problem Statement<text:tab/>3</text:a></text:p>
          <text:p text:style-name="P51"><text:a xlink:type="simple" xlink:href="#__RefHeading__567_1344106855" text:style-name="Index_20_Link" text:visited-style-name="Index_20_Link"><text:s/>2.2 Proposed Solution<text:tab/>3</text:a></text:p>
          <text:p text:style-name="P50"><text:a xlink:type="simple" xlink:href="#__RefHeading__481_1344106855" text:style-name="Index_20_Link" text:visited-style-name="Index_20_Link"><text:s/>3 System Description and Block Diagram<text:tab/>5</text:a></text:p>
          <text:p text:style-name="P51"><text:a xlink:type="simple" xlink:href="#__RefHeading__483_1344106855" text:style-name="Index_20_Link" text:visited-style-name="Index_20_Link"><text:s/>3.1 Main Menu<text:tab/>6</text:a></text:p>
          <text:p text:style-name="P51"><text:a xlink:type="simple" xlink:href="#__RefHeading__485_1344106855" text:style-name="Index_20_Link" text:visited-style-name="Index_20_Link"><text:s/>3.2 Add Contacts Menu<text:tab/>6</text:a></text:p>
          <text:p text:style-name="P51"><text:a xlink:type="simple" xlink:href="#__RefHeading__990_1344106855" text:style-name="Index_20_Link" text:visited-style-name="Index_20_Link"><text:s/>3.3 Add Details Menu<text:tab/>7</text:a></text:p>
          <text:p text:style-name="P51"><text:a xlink:type="simple" xlink:href="#__RefHeading__992_1344106855" text:style-name="Index_20_Link" text:visited-style-name="Index_20_Link"><text:s/>3.4 Edit Contact Menu<text:tab/>7</text:a></text:p>
          <text:p text:style-name="P51"><text:a xlink:type="simple" xlink:href="#__RefHeading__994_1344106855" text:style-name="Index_20_Link" text:visited-style-name="Index_20_Link"><text:s/>3.5 Modification Menu<text:tab/>8</text:a></text:p>
          <text:p text:style-name="P51"><text:a xlink:type="simple" xlink:href="#__RefHeading__996_1344106855" text:style-name="Index_20_Link" text:visited-style-name="Index_20_Link"><text:s/>3.6 Edit Phone Number Menu<text:tab/>9</text:a></text:p>
          <text:p text:style-name="P51"><text:a xlink:type="simple" xlink:href="#__RefHeading__998_1344106855" text:style-name="Index_20_Link" text:visited-style-name="Index_20_Link"><text:s/>3.7 Edit Email Address Menu<text:tab/>9</text:a></text:p>
          <text:p text:style-name="P51"><text:a xlink:type="simple" xlink:href="#__RefHeading__1000_1344106855" text:style-name="Index_20_Link" text:visited-style-name="Index_20_Link"><text:s/>3.8 Search Contact Menu<text:tab/>10</text:a></text:p>
          <text:p text:style-name="P51"><text:a xlink:type="simple" xlink:href="#__RefHeading__3353_1938432058" text:style-name="Index_20_Link" text:visited-style-name="Index_20_Link"><text:s/>3.9 Search component<text:tab/>10</text:a></text:p>
          <text:p text:style-name="P51"><text:a xlink:type="simple" xlink:href="#__RefHeading__1002_1344106855" text:style-name="Index_20_Link" text:visited-style-name="Index_20_Link"><text:s/>3.10 List All Contacts Menu<text:tab/>10</text:a></text:p>
          <text:p text:style-name="P51"><text:a xlink:type="simple" xlink:href="#__RefHeading__1004_1344106855" text:style-name="Index_20_Link" text:visited-style-name="Index_20_Link"><text:s/>3.11 Delete Contact Menu<text:tab/>11</text:a></text:p>
          <text:p text:style-name="P51"><text:a xlink:type="simple" xlink:href="#__RefHeading__920_1227300183" text:style-name="Index_20_Link" text:visited-style-name="Index_20_Link"><text:s/>3.12 Save contact<text:tab/>11</text:a></text:p>
          <text:p text:style-name="P51"><text:a xlink:type="simple" xlink:href="#__RefHeading__922_1227300183" text:style-name="Index_20_Link" text:visited-style-name="Index_20_Link"><text:s/>3.13 Exit from Application<text:tab/>12</text:a></text:p>
          <text:p text:style-name="P50"><text:a xlink:type="simple" xlink:href="#__RefHeading__1037_1137844318" text:style-name="Index_20_Link" text:visited-style-name="Index_20_Link"><text:s/>4 File format<text:tab/>12</text:a></text:p>
          <text:p text:style-name="P50"><text:a xlink:type="simple" xlink:href="#__RefHeading__497_1344106855" text:style-name="Index_20_Link" text:visited-style-name="Index_20_Link"><text:s/>5 Design Decisions<text:tab/>13</text:a></text:p>
          <text:p text:style-name="P51"><text:a xlink:type="simple" xlink:href="#__RefHeading__1039_1137844318" text:style-name="Index_20_Link" text:visited-style-name="Index_20_Link"><text:s/>5.1 Data storage<text:tab/>13</text:a></text:p>
          <text:p text:style-name="P51"><text:a xlink:type="simple" xlink:href="#__RefHeading__1041_1137844318" text:style-name="Index_20_Link" text:visited-style-name="Index_20_Link"><text:s/>5.2 Subsystem design<text:tab/>14</text:a></text:p>
          <text:p text:style-name="P50"><text:a xlink:type="simple" xlink:href="#__RefHeading__501_1344106855" text:style-name="Index_20_Link" text:visited-style-name="Index_20_Link"><text:s/>6 Conclusions<text:tab/>14</text:a></text:p>
        </text:index-body>
      </text:table-of-content>
      <text:p text:style-name="Standard"/>
      <text:p text:style-name="Standard"/>
      <text:p text:style-name="P33"/>
      <text:h text:style-name="P77" text:outline-level="1"><text:bookmark-start text:name="__RefHeading__473_1344106855"/>Introduction<text:bookmark-end text:name="__RefHeading__473_1344106855"/></text:h>
      <text:p text:style-name="P23">Address Book is an application written in C. It can work on all platforms which have a C compiler or cross-compiler. The application keeps track of contact names and telephone/mobile numbers and e-mail addresses. It is a console application which uses standard C I/O for adding names, phone numbers and e-mail addresses, searching names and associated numbers and email addresses, updating numbers and email addresses, and deleting contacts.</text:p>
      <text:p text:style-name="P23"/>
      <text:p text:style-name="P23">It is meant as a demonstration of a student's knowledge on C. Initial version will use only pure C with simple string and file handling. Later, after knowing more about data structures and OS internals, the address book will be able to scale to bigger size and multiple users. Thus, this project can be extended for advanced trainees.</text:p>
      <text:p text:style-name="P23"/>
      <text:p text:style-name="P23">This document provides a simple high-level design using a simple file storage format and <text:s/>simple data structures like arrays and strings, which every C programmer must know.</text:p>
      <text:h text:style-name="P77" text:outline-level="1"><text:bookmark-start text:name="__RefHeading__475_1344106855"/>Problem Statement and Proposed Solution<text:bookmark-end text:name="__RefHeading__475_1344106855"/></text:h>
      <text:p text:style-name="P14">&lt;This section describes the problem and how you intend to solve it.&gt;</text:p>
      <text:p text:style-name="P14"/>
      <text:h text:style-name="P53" text:outline-level="2"><text:bookmark-start text:name="__RefHeading__477_1344106855"/>Problem Statement<text:bookmark-end text:name="__RefHeading__477_1344106855"/></text:h>
      <text:p text:style-name="P13"><text:span text:style-name="T10">The aim of this project is to implement an address book as per all the requirements of Phase I in the SRS document </text:span><text:a xlink:type="simple" xlink:href="http://hydrogen/repos/StudentProjects/ECEP/C/AddressBook/Docs/Address_Book_HLD.odt">Address_Book_HLD.odt</text:a></text:p>
      <text:h text:style-name="P53" text:outline-level="2"><text:bookmark-start text:name="__RefHeading__567_1344106855"/>Proposed Solution<text:bookmark-end text:name="__RefHeading__567_1344106855"/></text:h>
      <text:p text:style-name="Heading_20_3">Console Application</text:p>
      <text:list xml:id="list2421826502" text:style-name="L1">
        <text:list-item>
          <text:p text:style-name="P74">A command line/console/terminal, menu driven program.</text:p>
        </text:list-item>
        <text:list-item>
          <text:p text:style-name="P74">Main menu invokes sub menus depending on user's choice.</text:p>
        </text:list-item>
        <text:list-item>
          <text:p text:style-name="P74">Sub-menus invoke further sub-menus depending on user's choice.</text:p>
        </text:list-item>
        <text:list-item>
          <text:p text:style-name="P74">Prompts are give to accept name, phone number, and email address text/strings.</text:p>
        </text:list-item>
      </text:list>
      <text:p text:style-name="P9"/>
      <text:p text:style-name="P7">File Format</text:p>
      <text:p text:style-name="P9">A fixed file with a specific format designed will be used for persisting the address book.</text:p>
      <text:p text:style-name="P9"/>
      <text:p text:style-name="P8"><text:span text:style-name="T3">Loading</text:span>/Saving</text:p>
      <text:list xml:id="list8925586191" text:style-name="L2">
        <text:list-item>
          <text:p text:style-name="P75">Data will be loaded from the fixed file on invocation.</text:p>
        </text:list-item>
        <text:list-item>
          <text:p text:style-name="P75"><text:soft-page-break/>It can be saved back whenever user requests using sa[V]e options.</text:p>
        </text:list-item>
        <text:list-item>
          <text:p text:style-name="P75">Before exiting, user will be asked to confirm saving if any changes have been made.</text:p>
        </text:list-item>
      </text:list>
      <text:p text:style-name="P76"/>
      <text:h text:style-name="P77" text:outline-level="1"><text:bookmark-start text:name="__RefHeading__481_1344106855"/>System Description and Block Diagram<text:bookmark-end text:name="__RefHeading__481_1344106855"/></text:h>
      <text:p text:style-name="P14">&lt;Give a block diagram of your system, and describe all of the major blocks and major interfaces between blocks. &gt;</text:p>
      <text:p text:style-name="P14"><draw:rect text:anchor-type="paragraph" draw:z-index="0" draw:style-name="gr1" draw:text-style-name="P78" svg:width="3.523cm" svg:height="1.391cm" svg:x="10.966cm" svg:y="0.362cm"><text:p text:style-name="P78">Main Menu</text:p></draw:rect></text:p>
      <text:p text:style-name="P14"><text:tab/><text:tab/><text:tab/><text:tab/><text:tab/></text:p>
      <text:p text:style-name="P14"><draw:rect text:anchor-type="paragraph" draw:z-index="14" draw:style-name="gr2" draw:text-style-name="P78" svg:width="23.335cm" svg:height="0.262cm" svg:x="1.007cm" svg:y="1.42cm"><text:p/></draw:rect><draw:custom-shape text:anchor-type="paragraph" draw:z-index="15" draw:style-name="gr3" svg:width="0.772cm" svg:height="0.643cm" svg:x="12.226cm" svg:y="0.77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6" draw:style-name="gr3" svg:width="0.003cm" svg:height="0.087cm" svg:x="15.432cm" svg:y="2.29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7" draw:style-name="gr3" svg:width="1.105cm" svg:height="0.874cm" svg:x="0.462cm" svg:y="1.6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1" draw:style-name="gr1" draw:text-style-name="P78" svg:width="3.523cm" svg:height="1.449cm" svg:x="-0.781cm" svg:y="2.584cm"><text:p text:style-name="P78">Add contact menu</text:p></draw:rect><draw:rect text:anchor-type="paragraph" draw:z-index="2" draw:style-name="gr1" draw:text-style-name="P78" svg:width="3.523cm" svg:height="1.449cm" svg:x="3.055cm" svg:y="2.602cm"><text:p text:style-name="P78">Edit contact menu</text:p></draw:rect><draw:rect text:anchor-type="paragraph" draw:z-index="3" draw:style-name="gr1" draw:text-style-name="P78" svg:width="3.523cm" svg:height="1.447cm" svg:x="14.884cm" svg:y="2.559cm"><text:p text:style-name="P78">List all </text:p><text:p text:style-name="P78">contact menu</text:p></draw:rect><draw:rect text:anchor-type="paragraph" draw:z-index="4" draw:style-name="gr1" draw:text-style-name="P78" svg:width="3.523cm" svg:height="1.447cm" svg:x="6.925cm" svg:y="2.547cm"><text:p text:style-name="P78">Search contact </text:p><text:p text:style-name="P78">menu</text:p></draw:rect><draw:rect text:anchor-type="paragraph" draw:z-index="5" draw:style-name="gr1" draw:text-style-name="P78" svg:width="3.523cm" svg:height="1.449cm" svg:x="10.91cm" svg:y="2.547cm"><text:p text:style-name="P78">Delete contact</text:p><text:p text:style-name="P78"><text:s/>menu</text:p></draw:rect><draw:rect text:anchor-type="paragraph" draw:z-index="7" draw:style-name="gr1" draw:text-style-name="P78" svg:width="3.523cm" svg:height="1.449cm" svg:x="22.654cm" svg:y="2.545cm"><text:p text:style-name="P78">Exit from </text:p><text:p text:style-name="P78">application</text:p></draw:rect><draw:custom-shape text:anchor-type="paragraph" draw:z-index="18" draw:style-name="gr3" svg:width="1.105cm" svg:height="0.922cm" svg:x="4.223cm" svg:y="1.6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9" draw:style-name="gr3" svg:width="1.105cm" svg:height="0.874cm" svg:x="8.14cm" svg:y="1.6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0" draw:style-name="gr3" svg:width="1.105cm" svg:height="0.874cm" svg:x="16.006cm" svg:y="1.6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1" draw:style-name="gr3" svg:width="1.105cm" svg:height="0.874cm" svg:x="12.158cm" svg:y="1.6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6" draw:style-name="gr1" draw:text-style-name="P78" svg:width="3.523cm" svg:height="1.447cm" svg:x="18.787cm" svg:y="2.545cm"><text:p text:style-name="P78">Save Changes</text:p></draw:rect><draw:custom-shape text:anchor-type="paragraph" draw:z-index="22" draw:style-name="gr3" svg:width="1.105cm" svg:height="0.874cm" svg:x="19.995cm" svg:y="1.6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3" draw:style-name="gr3" svg:width="1.105cm" svg:height="0.874cm" svg:x="23.768cm" svg:y="1.681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text:anchor-type="paragraph" draw:z-index="8" draw:style-name="gr1" draw:text-style-name="P78" svg:width="3.523cm" svg:height="1.405cm" svg:x="-0.84cm" svg:y="7.542cm"><text:p text:style-name="P78">Add detail menu</text:p></draw:rect><draw:rect text:anchor-type="paragraph" draw:z-index="9" draw:style-name="gr1" draw:text-style-name="P78" svg:width="3.523cm" svg:height="1.408cm" svg:x="-0.861cm" svg:y="5.008cm"><text:p text:style-name="P78">Enter the </text:p><text:p text:style-name="P78">contact name</text:p></draw:rect><draw:rect text:anchor-type="paragraph" draw:z-index="10" draw:style-name="gr1" draw:text-style-name="P78" svg:width="3.523cm" svg:height="1.408cm" svg:x="3.076cm" svg:y="7.516cm"><text:p text:style-name="P78">Modification menu</text:p></draw:rect><draw:rect text:anchor-type="paragraph" draw:z-index="11" draw:style-name="gr1" draw:text-style-name="P78" svg:width="2.902cm" svg:height="1.68cm" svg:x="0.407cm" svg:y="11.164cm"><text:p text:style-name="P78">Modify</text:p><text:p text:style-name="P78">Contact name</text:p></draw:rect><draw:rect text:anchor-type="paragraph" draw:z-index="12" draw:style-name="gr1" draw:text-style-name="P78" svg:width="2.901cm" svg:height="1.682cm" svg:x="3.614cm" svg:y="11.144cm"><text:p text:style-name="P78">Modify contact</text:p><text:p text:style-name="P78">Phone number </text:p></draw:rect><draw:rect text:anchor-type="paragraph" draw:z-index="13" draw:style-name="gr1" draw:text-style-name="P78" svg:width="2.902cm" svg:height="1.678cm" svg:x="6.819cm" svg:y="11.114cm"><text:p text:style-name="P78">Modify contact</text:p><text:p text:style-name="P78">Email address</text:p></draw:rect><draw:custom-shape text:anchor-type="paragraph" draw:z-index="24" draw:style-name="gr3" svg:width="1.191cm" svg:height="0.976cm" svg:x="0.407cm" svg:y="4.03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style-name="gr3" svg:width="1.191cm" svg:height="1.128cm" svg:x="0.46cm" svg:y="6.4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style-name="gr3" svg:width="1.191cm" svg:height="0.976cm" svg:x="19.987cm" svg:y="3.9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7" draw:style-name="gr3" svg:width="1.017cm" svg:height="1.041cm" svg:x="8.169cm" svg:y="3.99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28" draw:style-name="gr2" draw:text-style-name="P78" svg:width="6.614cm" svg:height="0.362cm" svg:x="1.824cm" svg:y="9.851cm"><text:p/></draw:rect><draw:custom-shape text:anchor-type="paragraph" draw:z-index="29" draw:style-name="gr3" svg:width="1.096cm" svg:height="0.929cm" svg:x="4.463cm" svg:y="8.92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0" draw:style-name="gr3" svg:width="1.096cm" svg:height="0.932cm" svg:x="4.501cm" svg:y="10.21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3" svg:width="1.098cm" svg:height="0.952cm" svg:x="1.295cm" svg:y="10.21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2" draw:style-name="gr3" svg:width="1.093cm" svg:height="0.902cm" svg:x="7.893cm" svg:y="10.21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3" draw:style-name="gr3" svg:width="1.105cm" svg:height="2.918cm" svg:x="23.668cm" svg:y="3.99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4" draw:style-name="gr4" draw:text-style-name="P78" svg:width="3.253cm" svg:height="2.724cm" svg:x="11.151cm" svg:y="7.461cm"><text:p text:style-name="P78"/><text:p text:style-name="P78">Confirmation</text:p><text:p text:style-name="P78">Delete ? </text:p><text:p text:style-name="P78">Y/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5" draw:style-name="gr4" draw:text-style-name="P78" svg:width="3.253cm" svg:height="2.724cm" svg:x="18.96cm" svg:y="4.981cm"><text:p text:style-name="P78"/><text:p text:style-name="P78">Confirmation</text:p><text:p text:style-name="P78">Save ? </text:p><text:p text:style-name="P78">Y/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36" draw:style-name="gr4" draw:text-style-name="P78" svg:width="4.211cm" svg:height="3.737cm" svg:x="22.13cm" svg:y="6.904cm"><text:p text:style-name="P78"/><text:p text:style-name="P78">Confirmation</text:p><text:p text:style-name="P78">Save &amp; Exit</text:p><text:p text:style-name="P78">Discard</text:p><text:p text:style-name="P78">Cancel</text:p><draw:enhanced-geometry svg:viewBox="0 0 21600 21600" draw:glue-points="10800 0 0 10800 10800 21600 21600 10800" draw:text-areas="5400 5400 16200 16200" draw:type="diamond" draw:enhanced-path="M 10800 0 L 21600 10800 10800 21600 0 10800 10800 0 Z N"/></draw:custom-shape><draw:rect text:anchor-type="paragraph" draw:z-index="37" draw:style-name="gr1" draw:text-style-name="P78" svg:width="5.561cm" svg:height="1.403cm" svg:x="5.96cm" svg:y="5.061cm"><text:p text:style-name="P78">Search Componant</text:p></draw:rect><draw:custom-shape text:anchor-type="paragraph" draw:z-index="38" draw:style-name="gr5" draw:text-style-name="P78" svg:width="2.461cm" svg:height="3.467cm" svg:x="3.5cm" svg:y="4.05cm"><text:p/><draw:enhanced-geometry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custom-shape text:anchor-type="paragraph" draw:z-index="39" draw:style-name="gr5" draw:text-style-name="P78" svg:width="2.513cm" svg:height="3.467cm" svg:x="11.52cm" svg:y="3.995cm"><text:p/><draw:enhanced-geometry draw:mirror-horizontal="tru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text:p>
      <text:p text:style-name="P56"/>
      <text:h text:style-name="Heading_20_2" text:outline-level="2"><text:bookmark-start text:name="__RefHeading__483_1344106855"/>Main Menu<text:bookmark-end text:name="__RefHeading__483_1344106855"/></text:h>
      <text:p text:style-name="P26">When address book is invoked, it displays the main menu. Main menu has the following options:</text:p>
      <text:p text:style-name="Text_20_body">A<text:tab/><text:span text:style-name="T12">A</text:span>dd Contact</text:p>
      <text:p text:style-name="Text_20_body">E<text:tab/><text:span text:style-name="T12">E</text:span>dit Contact</text:p>
      <text:p text:style-name="Text_20_body">S<text:tab/><text:span text:style-name="T12">S</text:span>earch Contact</text:p>
      <text:p text:style-name="Text_20_body">L<text:tab/><text:span text:style-name="T12">L</text:span>ist all Contacts</text:p>
      <text:p text:style-name="Text_20_body">D<text:tab/><text:span text:style-name="T12">D</text:span>elete Contact</text:p>
      <text:p text:style-name="Text_20_body">V<text:tab/>Sa<text:span text:style-name="T12">v</text:span>e Contact Information</text:p>
      <text:p text:style-name="Text_20_body">X<text:tab/>E<text:span text:style-name="T12">x</text:span>it Application</text:p>
      <text:p text:style-name="Text_20_body"/>
      <text:p text:style-name="Text_20_body">All the above menu options, except X and V are discussed along with their sub-menus and prompts in the following sub-sections. Using X from the main menu will quit the application. However, before quiting, if there has been any change made by user (the application has to detect this condition), the user will be asked if saving is required. If so, the current contact information in memory will be written back to the data file of the address book. Using V will save the data file unless no change has been made after last saved values.</text:p>
      <text:p text:style-name="Text_20_body"/>
      <text:h text:style-name="Heading_20_2" text:outline-level="2"><text:bookmark-start text:name="__RefHeading__485_1344106855"/>Add Contacts Menu<text:bookmark-end text:name="__RefHeading__485_1344106855"/></text:h>
      <text:p text:style-name="P29">To add a new contact name to the address book, the user can select this menu. Here phone numbers and email addresses are optional. It means the user can create new contacts without phone number and email address. If the user wants to add phone numbers and/or email addresses after entering a contact name, the add details sub-menu can be used. The user can add phone numbers and/or addresses any time later by using the edit contact menu.</text:p>
      <text:p text:style-name="P29"><text:s text:c="3"/></text:p>
      <text:p text:style-name="P29">By selecting 'A' option from the main menu, the application prompts for a contact name. If the contact name is already present, an error message is shown and the prompt is shown again. If a blank string is entered for the contact name, the user is led back to the main menu.</text:p>
      <text:p text:style-name="P29">If the contact is not found, it adds the name. Once added, it shows the following add contacts menu without clearing the screen.</text:p>
      <text:p text:style-name="P24"><text:span text:style-name="T16">A<text:tab/></text:span><text:span text:style-name="T17">A</text:span><text:span text:style-name="T16">dd details</text:span></text:p>
      <text:p text:style-name="P24">X<text:tab/>E<text:span text:style-name="T12">x</text:span>it to main menu</text:p>
      <text:p text:style-name="P22"><text:tab/><text:tab/></text:p>
      <text:p text:style-name="P11"><text:soft-page-break/>Upon choosing the option A, details can be added using the add details menu discussed next to the name which was last entered. Once having added any number of details, choosing X takes the user back to the main menu.</text:p>
      <text:p text:style-name="P10"/>
      <text:h text:style-name="Heading_20_2" text:outline-level="2"><text:bookmark-start text:name="__RefHeading__990_1344106855"/>Add Details Menu<text:bookmark-end text:name="__RefHeading__990_1344106855"/></text:h>
      <text:p text:style-name="Text_20_body"><text:span text:style-name="T13">P<text:tab/>Add </text:span><text:span text:style-name="T14">p</text:span><text:span text:style-name="T13">hone number</text:span></text:p>
      <text:p text:style-name="Text_20_body">E<text:tab/>Add <text:span text:style-name="T12">e</text:span>mail address</text:p>
      <text:p text:style-name="Text_20_body"><text:span text:style-name="T15">X<text:tab/>E</text:span><text:span text:style-name="T17">x</text:span><text:span text:style-name="T15">it to add contact menu</text:span></text:p>
      <text:p text:style-name="P28"/>
      <text:p text:style-name="P29">Once P is chosen,, the application prompts for a phone number. If the phone number entered is valid and is not already present for this contact, then it adds the phone number, displays a success message and is back to the add details menu. If a blank phone number is entered, then also it goes back to the add details menu without making any change. If the string entered is not a valid phone number, or, if the string is already present for this contact, then, it gives an appropriate error message and gives a new phone number prompt.</text:p>
      <text:p text:style-name="P29"/>
      <text:p text:style-name="P29">Once E is chosen,, the application prompts for an email address. If the email address entered is valid and is not already present for this contact, then it adds the email address, displays a success message and is back to the add details menu. If a blank email is entered, then also it goes back to the add details menu without making any change. If the string entered is not a valid email address, or, if the string is already present for this contact, then, it gives an appropriate error message and gives a new email address prompt.</text:p>
      <text:p text:style-name="P25"/>
      <text:p text:style-name="P10">If X is chosen it goes back to add contacts menu.</text:p>
      <text:p text:style-name="P10"/>
      <text:h text:style-name="P54" text:outline-level="2"><text:bookmark-start text:name="__RefHeading__992_1344106855"/>Edit Contact Menu<text:bookmark-end text:name="__RefHeading__992_1344106855"/></text:h>
      <text:p text:style-name="P11">When E is chosen from main menu, the application has to help the user in finding out which contact(s) to edit and what are the items to be modified and in what ways. For this, the edit contact menu just invoke the Search component menu this menu gives single contact name on success or negative response on failure as result and it has the options given below.</text:p>
      <text:p text:style-name="P10"/>
      <text:p text:style-name="Text_20_body">N<text:tab/>Search b<text:span text:style-name="T18">y </text:span><text:span text:style-name="T12">n</text:span><text:span text:style-name="T18">ame</text:span></text:p>
      <text:p text:style-name="P27">P<text:tab/>Search by <text:span text:style-name="T12">p</text:span>hone number</text:p>
      <text:p text:style-name="Text_20_body"><text:span text:style-name="T18">E<text:tab/>Search by </text:span><text:span text:style-name="T12">e</text:span><text:span text:style-name="T18">mail address</text:span></text:p>
      <text:p text:style-name="Text_20_body"><text:soft-page-break/>L<text:tab/><text:span text:style-name="T12">L</text:span>ist all contacts</text:p>
      <text:p text:style-name="P12"><text:span text:style-name="T4">X<text:tab/>E</text:span><text:span text:style-name="T5">x</text:span><text:span text:style-name="T4">it to main menu</text:span></text:p>
      <text:p text:style-name="P10"/>
      <text:p text:style-name="P10"/>
      <text:p text:style-name="P11">If N is chosen from this menu, the application will prompt for the contact name to be searched for. Similarly P is for searching by phone number and E is for email address. The user will respond to the prompt. The application will search given the criterion for finding the matching records. As a result of search, either 0 records or just 1 record or multiple contacts will be found. If it is 0, the user will get a message about it and the prompting will continue. If user gives a blank entry, it will lead to Edit Contact Menu. If 1 contact is found, that will be the contact for editing. If there <text:s/>are multiple contacts in the result, the user will be asked to choose one of them by responding to a prompt. In case L was chosen, all the contacts in the address book will be listed and user can choose one of them.</text:p>
      <text:p text:style-name="P11"/>
      <text:p text:style-name="P11">Once a contact has been selected for editing, the modification menu will be displayed. This menu will always keep the contact and its details in the display.</text:p>
      <text:p text:style-name="P11"/>
      <text:p text:style-name="P11">Choosing X from edit contact menu, takes the user back to the main menu. </text:p>
      <text:p text:style-name="P12"/>
      <text:h text:style-name="P54" text:outline-level="2"><text:bookmark-start text:name="__RefHeading__994_1344106855"/>Modification Menu<text:bookmark-end text:name="__RefHeading__994_1344106855"/></text:h>
      <text:p text:style-name="P16">This menu is used for modifying a single chosen contact name and any of its details. Phone numbers and email addresses can be added, modified or deleted from the contact.</text:p>
      <text:p text:style-name="P15"/>
      <text:p text:style-name="P15"/>
      <text:p text:style-name="Standard"><text:span text:style-name="T4">C<text:tab/>Modify </text:span><text:span text:style-name="T5">c</text:span><text:span text:style-name="T4">ontact name</text:span></text:p>
      <text:p text:style-name="Standard"><text:span text:style-name="T4">P<text:tab/>Add, modify or delete </text:span><text:span text:style-name="T5">p</text:span><text:span text:style-name="T4">hone number</text:span></text:p>
      <text:p text:style-name="Standard"><text:span text:style-name="T4">E<text:tab/>Add, modify or delete </text:span><text:span text:style-name="T5">e</text:span><text:span text:style-name="T4">mail address</text:span></text:p>
      <text:p text:style-name="Standard"><text:span text:style-name="T4">X<text:tab/>E</text:span><text:span text:style-name="T5">x</text:span><text:span text:style-name="T4">it to edit contact menu</text:span></text:p>
      <text:p text:style-name="P15"/>
      <text:p text:style-name="P16">If C is chosen, the prompt will be given to enter the new name. If a new name is entered and does not conflict with other contacts, it will be added and success message will be given to the user. In case of any conflict, the error message will be shown and the contact name prompt will be re-displayed. The modification menu will be displayed again with the updated contact name. If the response to the new name is a blank string, the user will go back to the modification menu.</text:p>
      <text:p text:style-name="P16"/>
      <text:p text:style-name="P16">If P is chosen, the edit phone menu will be shown. If E is chosen it will show edit email menu.</text:p>
      <text:p text:style-name="P16"/>
      <text:p text:style-name="P15"><text:soft-page-break/>If X is chosen, the application will go back to edit contact menu.</text:p>
      <text:p text:style-name="P15"/>
      <text:h text:style-name="P54" text:outline-level="2"><text:bookmark-start text:name="__RefHeading__996_1344106855"/>Edit Phone Number Menu<text:bookmark-end text:name="__RefHeading__996_1344106855"/></text:h>
      <text:p text:style-name="P16">This menu is used for editing the phone number for selected contact person. This menu allows the user to add new phone number, delete phone number or modify the phone number for selected contact. </text:p>
      <text:p text:style-name="P15"/>
      <text:p text:style-name="P15">A<text:tab/><text:span text:style-name="T12">A</text:span>dd phone number</text:p>
      <text:p text:style-name="P15">M<text:tab/><text:span text:style-name="T12">M</text:span>odify phone number</text:p>
      <text:p text:style-name="P15">D<text:tab/><text:span text:style-name="T12">D</text:span>elete phone number</text:p>
      <text:p text:style-name="Standard"><text:span text:style-name="T4">X<text:tab/>E</text:span><text:span text:style-name="T5">x</text:span><text:span text:style-name="T4">it to modification menu</text:span></text:p>
      <text:p text:style-name="P15"/>
      <text:p text:style-name="P16">If A is chosen from this menu, the application will prompt for the add new phone number to be add. Similarly if M is chosen user can modify the phone number which already present for the given contact person. In case multiple phone numbers are there in such case it will ask for the select and if phone number is added in that case it gives error message and for single number it will directly prompt for new number. Similarly if D is chosen user can delete the phone number which stored for given contact, on success it will ask for confirmation otherwise appropriate error message will displayed.</text:p>
      <text:h text:style-name="P54" text:outline-level="2"><text:bookmark-start text:name="__RefHeading__998_1344106855"/>Edit Email Address Menu<text:bookmark-end text:name="__RefHeading__998_1344106855"/></text:h>
      <text:p text:style-name="P16">This menu is used for editing the email address for selected contact person. This menu allows the user to add new email address, delete email address or modify the email address for selected contact. </text:p>
      <text:p text:style-name="P15"/>
      <text:p text:style-name="P15">A<text:tab/><text:span text:style-name="T12">A</text:span>dd <text:s/>email address</text:p>
      <text:p text:style-name="P15">M<text:tab/><text:span text:style-name="T12">M</text:span>odify <text:s/>email address</text:p>
      <text:p text:style-name="P15">D<text:tab/><text:span text:style-name="T12">D</text:span>elete <text:s/>email address</text:p>
      <text:p text:style-name="Standard"><text:span text:style-name="T4">X<text:tab/>E</text:span><text:span text:style-name="T5">x</text:span><text:span text:style-name="T4">it to modification menu</text:span></text:p>
      <text:list xml:id="list11484991341" text:style-name="L3">
        <text:list-header>
          <text:p text:style-name="P60"/>
        </text:list-header>
        <text:list-item>
          <text:p text:style-name="P60">If A is chosen from this menu, the application will prompt for the new email address to be added.</text:p>
        </text:list-item>
        <text:list-item>
          <text:p text:style-name="P60">If M is chosen, the user can modify an email address already present for the given contact person:</text:p>
          <text:p text:style-name="P60"/>
          <text:list>
            <text:list-item>
              <text:p text:style-name="P65">Depending on the number of email addresses for the contact:</text:p>
              <text:list>
                <text:list-item>
                  <text:p text:style-name="P67">In case there is no email address for the contact, it will give suitable error and go back to modification menu.</text:p>
                </text:list-item>
                <text:list-item>
                  <text:p text:style-name="P67">In case of multiple email addresses, it will ask for selecting a single email address by using the serial number of the email addresses displayed.</text:p>
                </text:list-item>
                <text:list-item>
                  <text:p text:style-name="P67">In case there is only one number, it will be selected for modification.</text:p>
                  <text:p text:style-name="P70"/>
                </text:list-item>
              </text:list>
            </text:list-item>
            <text:list-item>
              <text:p text:style-name="P65"><text:soft-page-break/>Then it will prompt for a new email address to replace the old value.</text:p>
            </text:list-item>
            <text:list-item>
              <text:p text:style-name="P65">It will replace the new value if it is a valid email address.</text:p>
              <text:p text:style-name="P65"/>
            </text:list-item>
          </text:list>
        </text:list-item>
        <text:list-item>
          <text:p text:style-name="P71">If D is chosen, the user can delete any email address stored for the given contact, On success it will ask for confirmation otherwise appropriate error message will displayed.</text:p>
          <text:p text:style-name="P71"/>
        </text:list-item>
      </text:list>
      <text:h text:style-name="P54" text:outline-level="2"><text:bookmark-start text:name="__RefHeading__1000_1344106855"/>Search Contact Menu<text:bookmark-end text:name="__RefHeading__1000_1344106855"/></text:h>
      <text:p text:style-name="P31">This menu is used to search for any contact present / available inside that address book. <text:s/><text:span text:style-name="T20">For this, the search contact menu has the options given below.</text:span></text:p>
      <text:p text:style-name="P36"><text:span text:style-name="T7">N<text:tab/>Search b</text:span><text:span text:style-name="T6">y </text:span><text:span text:style-name="T8">n</text:span><text:span text:style-name="T6">ame</text:span></text:p>
      <text:p text:style-name="P36"><text:span text:style-name="T18">P<text:tab/>Search by </text:span><text:span text:style-name="T12">p</text:span><text:span text:style-name="T18">hone number</text:span></text:p>
      <text:p text:style-name="P36"><text:span text:style-name="T18">E<text:tab/>Search by </text:span><text:span text:style-name="T12">e</text:span><text:span text:style-name="T18">mail address</text:span></text:p>
      <text:p text:style-name="P36">L<text:tab/><text:span text:style-name="T12">L</text:span>ist all contacts</text:p>
      <text:p text:style-name="P30"><text:tab/>X<text:tab/>E<text:span text:style-name="T12">x</text:span>it to main menu</text:p>
      <text:p text:style-name="P11">If N is chosen from this menu, the application will prompt for the contact name to be searched for. Similarly P is for searching by phone number and E is for email address. The user will respond to the prompt. The application will search given the criterion for finding the matching records. As a result of search, either 0 records or just 1 record or multiple contacts will be found. If it is 0, the user will get a message about it and the prompting will continue. If user gives a blank entry, it will lead to <text:s/>Search Contact Menu. </text:p>
      <text:h text:style-name="Heading_20_2" text:outline-level="2"><text:bookmark-start text:name="__RefHeading__3353_1938432058"/>Search component<text:bookmark-end text:name="__RefHeading__3353_1938432058"/></text:h>
      <text:p text:style-name="P20">This menu allows the user to find out / search <text:s/>contact and select a single contact from the address book. <text:span text:style-name="T9">For this, the search component menu has the options given below.</text:span></text:p>
      <text:p text:style-name="P36"><text:span text:style-name="T7">N<text:tab/>Search b</text:span><text:span text:style-name="T6">y </text:span><text:span text:style-name="T8">n</text:span><text:span text:style-name="T6">ame</text:span></text:p>
      <text:p text:style-name="P36"><text:span text:style-name="T18">P<text:tab/>Search by </text:span><text:span text:style-name="T12">p</text:span><text:span text:style-name="T18">hone number</text:span></text:p>
      <text:p text:style-name="P36"><text:span text:style-name="T18">E<text:tab/>Search by </text:span><text:span text:style-name="T12">e</text:span><text:span text:style-name="T18">mail address</text:span></text:p>
      <text:p text:style-name="P36">L<text:tab/><text:span text:style-name="T12">L</text:span>ist all contacts</text:p>
      <text:p text:style-name="P17"><text:tab/>X<text:tab/>E<text:span text:style-name="T12">x</text:span>it to main menu</text:p>
      <text:p text:style-name="P18">On success it will give only single contact and on failure it will give negative response.</text:p>
      <text:h text:style-name="P55" text:outline-level="2"><text:bookmark-start text:name="__RefHeading__1002_1344106855"/>List All Contacts Menu<text:bookmark-end text:name="__RefHeading__1002_1344106855"/></text:h>
      <text:p text:style-name="P16">This menu is used to display all the contact details like contact name, contact phone number and contact email address present inside the address book. <text:s/></text:p>
      <text:p text:style-name="P16"/>
      <text:p text:style-name="P16">After details shown by pressing the Enter key user can go to the or return to the main menu.</text:p>
      <text:p text:style-name="P15"><text:soft-page-break/></text:p>
      <text:h text:style-name="P54" text:outline-level="2"><text:bookmark-start text:name="__RefHeading__1004_1344106855"/>Delete Contact Menu<text:bookmark-end text:name="__RefHeading__1004_1344106855"/></text:h>
      <text:p text:style-name="P31">By this feature a contact and all its associated phone numbers and email addresses will be deleted.</text:p>
      <text:p text:style-name="P32">By selecting 'D' option from the main menu, the application prompts for a contact name. If the entered contact name is not present, an error message is shown and the prompt is shown again. If a blank string is entered for the contact name, the user is led back to the main menu.</text:p>
      <text:p text:style-name="P16"><text:tab/>If entered contact name is present then it ask confirmation for delete. In case multiple contact name then user have to chose contact name using serial number shown in the list. <text:span text:style-name="T20">For this, the delete contact menu just invoke the Search component menu this menu gives single contact name on success or negative response on failure as result and it has the options given below.</text:span></text:p>
      <text:p text:style-name="P19"/>
      <text:p text:style-name="P37"><text:span text:style-name="T7">N<text:tab/>Search b</text:span><text:span text:style-name="T6">y </text:span><text:span text:style-name="T8">n</text:span><text:span text:style-name="T6">ame</text:span></text:p>
      <text:p text:style-name="P37"><text:span text:style-name="T18">P<text:tab/>Search by </text:span><text:span text:style-name="T12">p</text:span><text:span text:style-name="T18">hone number</text:span></text:p>
      <text:p text:style-name="P37"><text:span text:style-name="T18">E<text:tab/>Search by </text:span><text:span text:style-name="T12">e</text:span><text:span text:style-name="T18">mail address</text:span></text:p>
      <text:p text:style-name="P37">L<text:tab/><text:span text:style-name="T12">L</text:span>ist all contacts</text:p>
      <text:p text:style-name="P40"><text:span text:style-name="T4">X<text:tab/>E</text:span><text:span text:style-name="T5">x</text:span><text:span text:style-name="T4">it to main menu</text:span></text:p>
      <text:p text:style-name="P11">If N is chosen from this menu, the application will prompt for the contact name to be searched for. Similarly P is for searching by phone number and E is for email address. The user will respond to the prompt. The application will search given the criterion for finding the matching records. As a result of search, either 0 records or just 1 record or multiple contacts will be found. If it is 0, the user will get a message about it and the prompting will continue. If user gives a blank entry, it will lead to Delete Contact Menu. If 1 contact is found, that will be the contact for deleting. If there <text:s/>are multiple contacts in the result, the user will be asked to choose one of them by responding to a prompt. In case L was chosen, all the contacts in the address book will be listed and user can choose one of them.</text:p>
      <text:p text:style-name="P11">Once a contact has been selected for deleting, it will ask for confirmation.</text:p>
      <text:p text:style-name="P10"/>
      <text:p text:style-name="P10">Choosing X from delete contact menu, takes the user back to the main menu.</text:p>
      <text:p text:style-name="P10"/>
      <text:h text:style-name="Heading_20_2" text:outline-level="2"><text:bookmark-start text:name="__RefHeading__920_1227300183"/>Save contact<text:bookmark-end text:name="__RefHeading__920_1227300183"/></text:h>
      <text:p text:style-name="Standard">By this feature user can save changes what he/she made in address book to the storage file. This menu will ask for the confirmation to save or not. </text:p>
      <text:p text:style-name="Standard">By pressing 'V' from the main menu user can save the changes what he/she made in address book.</text:p>
      <text:p text:style-name="Standard"/>
      <text:h text:style-name="Heading_20_2" text:outline-level="2"><text:bookmark-start text:name="__RefHeading__922_1227300183"/><text:soft-page-break/>Exit from Application<text:bookmark-end text:name="__RefHeading__922_1227300183"/></text:h>
      <text:p text:style-name="P11">This option is given to close the application normally if user made some changes and he/she forgot to save in to the storage file then application will ask for save confirmation. </text:p>
      <text:p text:style-name="P11">By pressing the 'X' in main menu user can close / terminate the application normally.</text:p>
      <text:h text:style-name="P77" text:outline-level="1"><text:bookmark-start text:name="__RefHeading__497_1344106855"/>Design Decisions<text:bookmark-end text:name="__RefHeading__497_1344106855"/></text:h>
      <text:p text:style-name="P14">&lt;Broken down by subsystem and major interface, this section presents your high level design of each subsystem or interface. </text:p>
      <text:p text:style-name="P14"/>
      <text:p text:style-name="P14">For each subsystem or major interface, you should describe the function or interface and the appropriate technologies that will go into the subsystem. The decision level here is not necessarily to the specific part, but rather to a technology.</text:p>
      <text:p text:style-name="P14"/>
      <text:p text:style-name="P14">For example, if your system is using a wireless interface, your design should include the choices you considered for the wireless interface, the technology you chose to use, and why that technology choice was made (requirement such as size, cost, speed, power, etc. might all be issues for a wireless technology.) The specific part that you will be using can be left to the low level design.</text:p>
      <text:p text:style-name="P14"/>
      <text:p text:style-name="P14">In like fashion, if a subsystem contains embedded intelligence, it is not necessary to specify the specific micro controller that you will be using. The requirements listed earlier should allow you to specify a class of micro controllers (based again on requirements like cost, power (electrical), power (processing power), I/O and interface requirements, etc.)&gt;</text:p>
      <text:h text:style-name="Heading_20_2" text:outline-level="2"><text:bookmark-start text:name="__RefHeading__1039_1137844318"/>Data storage<text:bookmark-end text:name="__RefHeading__1039_1137844318"/></text:h>
      <text:p text:style-name="P49"><text:tab/>File format </text:p>
      <text:p text:style-name="P38"><text:tab/>To store the data of the address book use CSV (Comma separated Value) format. Advantage of the CSV format is it's a human readable and it can be easily open in excel sheet. </text:p>
      <text:p text:style-name="P46">Data storage in file</text:p>
      <text:p text:style-name="P38"><text:tab/>At the beginning of the file, store the count of the contacts already <text:s/>stored in file. To differentiate the count from the other data use '#' separator (Example : #47#). </text:p>
      <text:p text:style-name="P38"><text:tab/>Then to store the phone number of particular contact. First write the name of contact then '<text:span text:style-name="T21">:</text:span>' separator then “PHONE” string then again '<text:span text:style-name="T21">:</text:span>' then phone numbers separated by '<text:span text:style-name="T21">:</text:span>' <text:s/>after adding the last phone number put '<text:span text:style-name="T21">\n</text:span>' to indication for the end of the phone number list. </text:p>
      <text:p text:style-name="P38"><text:tab/>Similarly to store the email address instead of “PHONE” write “EMAIL” then all email address.</text:p>
      <text:p text:style-name="P38"/>
      <text:p text:style-name="P46"><text:soft-page-break/>Structure format </text:p>
      <text:p text:style-name="P38"/>
      <text:p text:style-name="P38"><text:tab/>To store the data of the address book use structure of structure. One of overall address book detail and other one for the contacts detail. For contact detail take three members name, array of phone numbers, array of email address. Array size should be fix to five elements. For overall address book detail take structure of three members, pointer type of contact_detail_t, count and size of address book.</text:p>
      <text:p text:style-name="P38"/>
      <text:p text:style-name="P38">typedef struct <text:s/>contact_detail_t</text:p>
      <text:p text:style-name="P38">{</text:p>
      <text:p text:style-name="P38"><text:tab/>char name[NAME_SIZE];</text:p>
      <text:p text:style-name="P38"><text:tab/>char phone[PHONE_COUNT] [PHONE_NUMBER_SIZE];</text:p>
      <text:p text:style-name="P38"><text:tab/>char email[EMAIL_COUNT] [EMAIL_ADDRESS_SIZE];</text:p>
      <text:p text:style-name="P38">} contact_detail;</text:p>
      <text:p text:style-name="P38"/>
      <text:p text:style-name="P38">typedef struct abk_t</text:p>
      <text:p text:style-name="P38">{</text:p>
      <text:p text:style-name="P38"><text:tab/>contact_detail <text:s/>*contact_list;</text:p>
      <text:p text:style-name="P38"><text:tab/>int size;</text:p>
      <text:p text:style-name="P38"><text:tab/>int count;</text:p>
      <text:p text:style-name="P38">} abk;</text:p>
      <text:p text:style-name="P38"/>
      <text:p text:style-name="P38"><text:tab/>contact_detail *contact_list is pointer which is holding the address of the list memory / array of contact_detail. Size is the integer variable which holding the size allocated for the list and count is integer variable <text:s/>which holding number of contact's are stored in the list.</text:p>
      <text:p text:style-name="P38"/>
      <text:p text:style-name="P38"><text:tab/>Here NAME_SIZE , PHONE_COUNT, PHONE_NUMBER_SIZE, EMAIL_COUNT, EMAIL_ADDRESS_SIZE are constant value. Assign some proper value to it.</text:p>
      <text:h text:style-name="Heading_20_2" text:outline-level="2"><text:bookmark-start text:name="__RefHeading__1041_1137844318"/>Subsystem design<text:bookmark-end text:name="__RefHeading__1041_1137844318"/></text:h>
      <text:p text:style-name="Heading_20_3"><text:tab/>Load file (<text:span text:style-name="T23">int load_file(FILE *abk_file)</text:span>)</text:p>
      <text:p text:style-name="P45"><text:tab/><text:span text:style-name="T22">When application invokes it check for default file. If file is present then read count of contacts form the file store into size variable of the structure and allocate memory for that number of contacts and copy all the details of the contacts present in the file to the structure memory. And index variable of the structure should be <text:s/>initialized to zero. <text:s/></text:span></text:p>
      <text:p text:style-name="P47"><text:tab/>If Default file is <text:s/>not available then display the appropriate message and invoke the main menu. size and index both variable should be initialized by zero.</text:p>
      <text:p text:style-name="P35"><text:span text:style-name="T21">Main menu</text:span><text:span text:style-name="T22"> ( </text:span><text:span text:style-name="T24">int main_menu(abk_t *p_address_book) </text:span><text:span text:style-name="T22">)</text:span></text:p>
      <text:p text:style-name="P39"><text:tab/>After loading the file, invoke the main menu. main_menu function is taking the address of <text:s/>abk_t structure and it's returning the status. Other <text:soft-page-break/>sub-menu functions are called from main_menu function. The user should select an option from the main menu to go to any sub menus.</text:p>
      <text:p text:style-name="P39"/>
      <text:p text:style-name="P45"><text:span text:style-name="T21">Add contact menu</text:span><text:span text:style-name="T22"> (</text:span><text:span text:style-name="T28">int add_contact_menu(abk_t *p_address_book)</text:span><text:span text:style-name="T22">)</text:span></text:p>
      <text:p text:style-name="P39"><text:tab/>When A is chosen from the main menu, this function should be called. This function will ask to the user to enter new contact name. It will be stored in a temporary memory and then compare this contact name with the already present contact names in list. </text:p>
      <text:list xml:id="list20022056581" text:style-name="L4">
        <text:list-item>
          <text:p text:style-name="P62">If new contact name is already present, give the appropriate error message and again ask for the new contact name. </text:p>
        </text:list-item>
        <text:list-item>
          <text:p text:style-name="P61"><text:span text:style-name="T22">If the entered new contact is not matching, then copy this name in the structure memory and it should ask the user to enter the details of the contact(like phone numbers and email) or go to the main menu . <text:s/>If user wants to add the </text:span><text:span text:style-name="T22">details for that contact, call add_detail function and the index number should be passed to that function.</text:span></text:p>
        </text:list-item>
        <text:list-item>
          <text:p text:style-name="P62">If user enters blank string as the contact name, return to <text:s/>the main menu. <text:s/></text:p>
        </text:list-item>
      </text:list>
      <text:p text:style-name="P39"/>
      <text:p text:style-name="P41">Add Detail Menu<text:span text:style-name="T22">( </text:span><text:span text:style-name="T11">int add_detail_menu(contact_detail_t *p_detail)</text:span><text:span text:style-name="T22">)</text:span></text:p>
      <text:p text:style-name="P44"><text:tab/>When A is chosen from the Add contact menu, this function should be called. The count variable is used to point the memory location of that particular contact and to add the details there. The user will have options to enter the details (phone number, email) and <text:s/>exit - to go to the main menu.</text:p>
      <text:p text:style-name="P44"><text:tab/>If user chose the option P from the add detail menu then application will ask for new phone number :</text:p>
      <text:list xml:id="list16673589811" text:style-name="L5">
        <text:list-item>
          <text:p text:style-name="P69">If entered phone number is already present for the that contact person then display the error message otherwise store it.</text:p>
        </text:list-item>
        <text:list-item>
          <text:p text:style-name="P69">if enough space is available to store the phone number for the given contact person then store it ,otherwise display the error message. </text:p>
        </text:list-item>
      </text:list>
      <text:p text:style-name="P44"><text:tab/>Same thing it will ask for the email address if E is chosen from the add detail menu.</text:p>
      <text:p text:style-name="P44"><text:tab/>If X is chosen from this menu it should return to main_menu function.</text:p>
      <text:p text:style-name="P44"/>
      <text:p text:style-name="P42">Edit contact Menu <text:span text:style-name="T22">(</text:span><text:span text:style-name="T11">int edit_contact_menu(abk_t *p_address_book)</text:span><text:span text:style-name="T22">)</text:span></text:p>
      <text:p text:style-name="P44"><text:tab/>when E is chosen form the main menu it will call this function and edit contact menu will invoke. This function is taking one argument, address of abk_t structure and it is returning the status value to the main_menu function.</text:p>
      <text:p text:style-name="P43"><text:soft-page-break/><text:span text:style-name="T22"><text:tab/>In this function, it will call search_component function (</text:span><text:span text:style-name="T11">int search_component(abk_t *p_address_book, int *index)</text:span><text:span text:style-name="T22">) which is taking two argument one is the address of the abk_t structure and another one <text:s/>is the address of integer variable in which it will store the index number of found contact.</text:span></text:p>
      <text:list xml:id="list7486211631" text:style-name="L6">
        <text:list-item>
          <text:p text:style-name="P58">If search_component function returning zero (failure) then <text:tab/>display the appropriate message and return to main_menu <text:tab/>function.</text:p>
        </text:list-item>
        <text:list-item>
          <text:p text:style-name="P72">If search_component function returning success then call <text:tab/>modification_menu function (int modification_menu(abk_t <text:tab/>*p_address_book, int index);).</text:p>
          <text:list>
            <text:list-item>
              <text:list>
                <text:list-header>
                  <text:p text:style-name="P59"><text:span text:style-name="T21">Modification menu (</text:span><text:span text:style-name="T26">int modification_menu(abk_t *p_address_book, int index)</text:span><text:span text:style-name="T21">)</text:span></text:p>
                  <text:list>
                    <text:list-item>
                      <text:list>
                        <text:list-item>
                          <text:list>
                            <text:list-item>
                              <text:list>
                                <text:list-item>
                                  <text:list>
                                    <text:list-item>
                                      <text:list>
                                        <text:list-item>
                                          <text:list>
                                            <text:list-header>
                                              <text:p text:style-name="P66">when search_component function giving positive status then this function is called and modification menu will invoke. This menu ask to user to what he /she want to modify.</text:p>
                                            </text:list-header>
                                          </text:list>
                                        </text:list-item>
                                      </text:list>
                                    </text:list-item>
                                  </text:list>
                                </text:list-item>
                              </text:list>
                            </text:list-item>
                          </text:list>
                        </text:list-item>
                      </text:list>
                    </text:list-item>
                  </text:list>
                </text:list-header>
              </text:list>
            </text:list-item>
          </text:list>
        </text:list-item>
      </text:list>
      <text:list xml:id="list18556666701" text:style-name="L7">
        <text:list-item>
          <text:p text:style-name="P63">If option C is chosen from this menu call modify_contact_name function (<text:span text:style-name="T23">int modify_contact (abk_t *p_address_book, int index)</text:span>) and pass the index value of the contact and address of abk_t structure.</text:p>
        </text:list-item>
        <text:list-item>
          <text:p text:style-name="P63"><text:s/>If option P is chosen from this menu call modify_phone function (<text:span text:style-name="T23">int modify_phone (p_address_book, index);</text:span>) and pass the index value of the contact.</text:p>
        </text:list-item>
        <text:list-item>
          <text:p text:style-name="P63">Similarly, If option E is chosen from this menu modify_email_addresses function (int <text:span text:style-name="T23"><text:s/>modify_email_addresses (abk_t *p_address_book, int index)</text:span>) and pass the index value of the contact.</text:p>
        </text:list-item>
        <text:list-item>
          <text:p text:style-name="P63">If X is chosen from this menu it should return to main_menu function.</text:p>
        </text:list-item>
      </text:list>
      <text:p text:style-name="P45">Search contact menu (<text:span text:style-name="T27">int search_contact (abk_t *p_address_book)</text:span>)</text:p>
      <text:p text:style-name="P35"><text:tab/><text:tab/>When S is chosen from the main_menu function call search_contact function (<text:span text:style-name="T23">int search_contact(abk_t *p_address_book)</text:span>). From this function just call search_component function <text:span text:style-name="T23">(int search_component (abk_t *p_address_book, int *index)</text:span>) and pass two argument : address of the abk_t structure and NULL .and <text:s/>search_component function will return the status :</text:p>
      <text:list xml:id="list16328412071" text:style-name="L8">
        <text:list-item>
          <text:p text:style-name="P68">If it returning the success status then it should print th appropriate message and wait for the user response after that return to the main_menu function.</text:p>
        </text:list-item>
        <text:list-item>
          <text:p text:style-name="P68">Same for the negative response.</text:p>
        </text:list-item>
      </text:list>
      <text:p text:style-name="P52"/>
      <text:p text:style-name="P48"/>
      <text:p text:style-name="Heading_20_3"><text:tab/>Delete contact menu (<text:span text:style-name="T24">int delete_contact_menu(abk_t *p_address_book)</text:span>)</text:p>
      <text:p text:style-name="P38"><text:tab/><text:tab/>When D is chosen from the main_menu function than <text:span text:style-name="T24">delete_contact_menu </text:span>function is called. This function is taking one argument <text:s text:c="2"/><text:soft-page-break/>address of the abk_t structure. In this function it will call search_component function (<text:span text:style-name="T25">int search_component(abk_t *p_address_book, int *index)</text:span>) <text:s/></text:p>
      <text:p text:style-name="P38">to selecting the contact to be delete. If <text:s/>search_component function <text:s/>returning positive response then it should ask for confirmation :</text:p>
      <text:list xml:id="list20474206651" text:style-name="L9">
        <text:list-item>
          <text:p text:style-name="P64">If user confirmed contact to be delete just delete the contact from the list and return to main_menu function.</text:p>
        </text:list-item>
        <text:list-item>
          <text:p text:style-name="P64">If user ignored than just return to main_menu function.</text:p>
        </text:list-item>
      </text:list>
      <text:p text:style-name="P20"/>
      <text:p text:style-name="P20"><text:tab/>If search_component function returning negative response than display appropriate message and return to main_menu function.</text:p>
      <text:p text:style-name="P45">List all menu </text:p>
      <text:p text:style-name="P35"><text:tab/>When L is chosen from the main_menu function than list_all_menu function (<text:span text:style-name="T23">int list_all_menu(abk_t *p_address_book)</text:span>) should be called. This function is taking one argument : address of the abk_t structure and it returning the status. This function should <text:s/>print the all contact store in the abk_t structure.</text:p>
      <text:p text:style-name="P35"/>
      <text:p text:style-name="P45">Save File menu</text:p>
      <text:p text:style-name="P38"><text:tab/>When S is chosen from the main_menu function than save_file function (<text:span text:style-name="T23">int save_file(char *abk_filename, <text:s/>abk_t *p_address_book</text:span>)) should called. save_file function is taking two argument : one is file name (string) and another one is the address of the abk_t structure. This function should <text:s/>store / write the data of the structure in side the given filename in given file formate.</text:p>
      <text:p text:style-name="P38"/>
      <text:p text:style-name="P45">Exit to application</text:p>
      <text:p text:style-name="P38"><text:tab/><text:tab/>When X is chosen from the main_menu it should exit the application. If user made some changes and user forgot to save the data to file then it should ask for the save the data or discard the changes .</text:p>
      <text:p text:style-name="P38"/>
      <text:h text:style-name="P77" text:outline-level="1"><text:bookmark-start text:name="__RefHeading__501_1344106855"/>Conclusions<text:bookmark-end text:name="__RefHeading__501_1344106855"/></text:h>
      <text:p text:style-name="P21">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Ubuntu" svg:font-family="Ubuntu"/>
    <style:font-face style:name="Courier New" svg:font-family="'Courier New'" style:font-family-generic="modern"/>
    <style:font-face style:name="Times new roman" svg:font-family="'Times new roman'" style:font-family-generic="roman"/>
    <style:font-face style:name="Courier 10 Pitch" svg:font-family="'Courier 10 Pitch'" style:font-pitch="fixed"/>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next-style-name="Standard" style:class="extra">
      <style:paragraph-properties fo:margin-top="0.212cm" fo:margin-bottom="0.423cm" fo:text-align="center" style:justify-single-word="false" fo:keep-together="always">
        <style:tab-stops>
          <style:tab-stop style:position="7.62cm"/>
          <style:tab-stop style:position="15.24cm" style:type="right"/>
        </style:tab-stops>
      </style:paragraph-properties>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423cm" fo:keep-with-next="always"/>
      <style:text-properties fo:font-size="14pt" fo:font-weight="bold" style:letter-kerning="true" style:font-size-asian="14pt" style:font-weight-asian="bold" style:font-name-complex="Arial"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fo:keep-with-next="always"/>
      <style:text-properties fo:font-size="14pt" fo:font-style="italic" style:font-size-asian="14pt" style:font-style-asian="italic" style:font-name-complex="Arial"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212cm" fo:margin-bottom="0.212cm" style:page-number="auto" fo:background-color="transparent" fo:keep-with-next="always">
        <style:drop-cap/>
        <style:background-image/>
      </style:paragraph-properties>
      <style:text-properties fo:font-weight="bold" style:font-weight-asian="bold" style:font-name-complex="Arial" style:font-size-complex="13pt" style:font-weight-complex="bold"/>
    </style:style>
    <style:style style:name="labtitle" style:family="paragraph" style:parent-style-name="Standard">
      <style:paragraph-properties fo:margin-top="0.423cm" fo:margin-bottom="0.423cm" fo:orphans="0" fo:widows="0" style:text-autospace="none"/>
      <style:text-properties fo:font-size="18pt" fo:language="zxx" fo:country="none" style:font-size-asian="18pt"/>
    </style:style>
    <style:style style:name="bulletlist" style:family="paragraph" style:parent-style-name="Standard" style:list-style-name="WW8Num9">
      <style:text-properties fo:font-size="10pt" style:font-size-asian="10pt"/>
    </style:style>
    <style:style style:name="eq" style:family="paragraph" style:parent-style-name="Standard">
      <style:paragraph-properties fo:margin="100%" fo:margin-left="2.667cm" fo:margin-right="0cm" fo:margin-top="0cm" fo:margin-bottom="0cm" fo:text-indent="0cm" style:auto-text-indent="false"/>
      <style:text-properties fo:font-size="10pt" style:font-size-asian="10pt" style:font-size-complex="10pt"/>
    </style:style>
    <style:style style:name="Hang" style:family="paragraph" style:parent-style-name="Standard">
      <style:paragraph-properties fo:margin="100%" fo:margin-left="1.27cm" fo:margin-right="0cm" fo:margin-top="0cm" fo:margin-bottom="0cm" fo:text-indent="-1.27cm" style:auto-text-indent="false"/>
      <style:text-properties fo:font-size="10pt" style:font-size-asian="10pt" style:font-size-complex="10pt"/>
    </style:style>
    <style:style style:name="EQ" style:family="paragraph" style:parent-style-name="Standard">
      <style:paragraph-properties fo:margin="100%" fo:margin-left="2.54cm" fo:margin-right="0cm" fo:margin-top="0cm" fo:margin-bottom="0cm" fo:text-indent="0cm" style:auto-text-indent="false"/>
      <style:text-properties fo:font-size="10pt" style:font-size-asian="10pt" style:font-size-complex="10pt"/>
    </style:style>
    <style:style style:name="Bullet" style:family="paragraph" style:parent-style-name="bulletlist" style:list-style-name="">
      <style:paragraph-properties fo:margin="100%" fo:margin-left="0cm" fo:margin-right="0cm" fo:margin-top="0cm" fo:margin-bottom="0cm" fo:text-indent="0cm" style:auto-text-indent="false"/>
    </style:style>
    <style:style style:name="Indent" style:family="paragraph" style:parent-style-name="Standard">
      <style:paragraph-properties fo:margin="100%" fo:margin-left="1.27cm" fo:margin-right="0cm" fo:margin-top="0cm" fo:margin-bottom="0.212cm" fo:text-indent="0cm" style:auto-text-indent="false"/>
      <style:text-properties fo:font-style="italic" style:font-style-asian="italic"/>
    </style:style>
    <style:style style:name="ccode" style:family="paragraph" style:parent-style-name="Standard">
      <style:text-properties style:font-name="Courier New" fo:font-weight="bold" style:font-weight-asian="bold" style:font-name-complex="Courier New" style:font-size-complex="10pt"/>
    </style:style>
    <style:style style:name="checkbox_20_bullet" style:display-name="checkbox bullet" style:family="paragraph" style:parent-style-name="bulletlist" style:list-style-name="WW8Num22">
      <style:paragraph-properties>
        <style:tab-stops>
          <style:tab-stop style:position="6.35cm"/>
          <style:tab-stop style:position="13.97cm"/>
        </style:tab-stops>
      </style:paragraph-properties>
      <style:text-properties style:font-name="Times New Roman" fo:font-size="12pt" style:font-size-asian="12pt" style:font-name-complex="Times New Roman" style:font-size-complex="10pt" style:font-weight-complex="bold"/>
    </style:style>
    <style:style style:name="numbered" style:family="paragraph" style:parent-style-name="Standard">
      <style:paragraph-properties fo:margin-top="0cm" fo:margin-bottom="0.423cm"/>
    </style:style>
    <style:style style:name="indent_20_numbered" style:display-name="indent numbered" style:family="paragraph" style:parent-style-name="Standard" style:list-style-name="WW8Num20"/>
    <style:style style:name="indentital" style:family="paragraph" style:parent-style-name="Standard">
      <style:paragraph-properties fo:margin="100%" fo:margin-left="1.27cm" fo:margin-right="0cm" fo:margin-top="0cm" fo:margin-bottom="0cm" fo:text-indent="0cm" style:auto-text-indent="false"/>
      <style:text-properties fo:color="#ff0000" fo:font-style="italic" fo:font-weight="bold" style:font-style-asian="italic" style:font-weight-asian="bold"/>
    </style:style>
    <style:style style:name="Numbered" style:family="paragraph" style:parent-style-name="Standard">
      <style:paragraph-properties fo:margin-top="0cm" fo:margin-bottom="0.423cm"/>
    </style:style>
    <style:style style:name="hang" style:family="paragraph" style:parent-style-name="Indent">
      <style:paragraph-properties fo:margin="100%" fo:margin-left="1.27cm" fo:margin-right="0cm" fo:margin-top="0cm" fo:margin-bottom="0cm" fo:text-indent="-1.27cm" style:auto-text-indent="false"/>
      <style:text-properties fo:font-style="normal" style:font-style-asian="normal"/>
    </style:style>
    <style:style style:name="Normal_20_follow" style:display-name="Normal follow" style:family="paragraph" style:parent-style-name="Standard">
      <style:paragraph-properties fo:margin-top="0.423cm" fo:margin-bottom="0.423cm"/>
    </style:style>
    <style:style style:name="hang2" style:family="paragraph" style:parent-style-name="Standard">
      <style:paragraph-properties fo:margin="100%" fo:margin-left="3.969cm" fo:margin-right="0cm" fo:margin-top="0cm" fo:margin-bottom="0cm" fo:text-indent="-3.96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dent_20_Blue" style:display-name="Indent Blue" style:family="paragraph" style:parent-style-name="Indent">
      <style:text-properties fo:color="#0000ff" fo:font-style="normal" style:font-style-asian="normal"/>
    </style:style>
    <style:style style:name="Endnote" style:family="paragraph" style:parent-style-name="Standard" style:class="extra">
      <style:paragraph-properties fo:margin="100%" fo:margin-left="1.27cm" fo:margin-right="0cm" fo:margin-top="0cm" fo:margin-bottom="0cm" fo:text-indent="0cm" style:auto-text-indent="false"/>
      <style:text-properties style:font-size-complex="10pt"/>
    </style:style>
    <style:style style:name="italics" style:family="paragraph" style:parent-style-name="Standard">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4.741cm" style:type="right" style:leader-style="dotted" style:leader-text="."/>
        </style:tab-stops>
      </style:paragraph-properties>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Arial" fo:font-size="12pt" style:font-size-asian="12pt" style:font-name-complex="Arial"/>
    </style:style>
    <style:style style:name="WW8Num5z0" style:family="text">
      <style:text-properties style:font-name="Symbol" fo:font-size="12pt" style:font-size-asian="12pt" style:font-name-complex="Symbol"/>
    </style:style>
    <style:style style:name="WW8Num5z1" style:family="text">
      <style:text-properties style:font-name="Courier New" style:font-name-complex="Courier New"/>
    </style:style>
    <style:style style:name="WW8Num5z2" style:family="text">
      <style:text-properties style:font-name="Symbol" style:font-name-complex="Symbol"/>
    </style:style>
    <style:style style:name="WW8Num5z5" style:family="text">
      <style:text-properties style:font-name="Wingdings" style:font-name-complex="Wingdings"/>
    </style:style>
    <style:style style:name="WW8Num7z0" style:family="text">
      <style:text-properties style:font-name="Arial" fo:font-size="12pt" style:font-size-asian="12pt" style:font-name-complex="Arial"/>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1z0" style:family="text">
      <style:text-properties style:font-name="Arial" fo:font-size="12pt" style:font-size-asian="12pt" style:font-name-complex="Aria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3z0" style:family="text">
      <style:text-properties style:font-name="Symbol" fo:font-size="12pt" style:font-size-asian="12pt" style:font-name-complex="Symbol"/>
    </style:style>
    <style:style style:name="WW8Num13z1" style:family="text">
      <style:text-properties style:font-name="Courier New" style:font-name-complex="Courier New"/>
    </style:style>
    <style:style style:name="WW8Num13z2" style:family="text">
      <style:text-properties style:font-name="Symbol" style:font-name-complex="Symbol"/>
    </style:style>
    <style:style style:name="WW8Num13z5" style:family="text">
      <style:text-properties style:font-name="Wingdings" style:font-name-complex="Wingdings"/>
    </style:style>
    <style:style style:name="WW8Num16z1" style:family="text">
      <style:text-properties style:font-name="Symbol" fo:font-size="16pt" fo:font-style="normal" fo:font-weight="bold" style:font-size-asian="16pt" style:font-style-asian="normal" style:font-weight-asian="bold" style:font-name-complex="Symbol" style:font-size-complex="16pt" style:font-weight-complex="bold"/>
    </style:style>
    <style:style style:name="WW8Num17z0" style:family="text">
      <style:text-properties style:font-name="Arial" fo:font-size="12pt" style:font-size-asian="12pt" style:font-name-complex="Arial"/>
    </style:style>
    <style:style style:name="WW8Num22z0" style:family="text">
      <style:text-properties style:font-name="Tahoma" fo:font-size="12pt" fo:font-style="normal" fo:font-weight="bold" style:font-size-asian="12pt" style:font-style-asian="normal" style:font-weight-asian="bold" style:font-name-complex="Tahoma" style:font-size-complex="12pt"/>
    </style:style>
    <style:style style:name="Default_20_Paragraph_20_Font" style:display-name="Default Paragraph Font" style:family="text"/>
    <style:style style:name="Page_20_Number" style:display-name="Page Number" style:family="text" style:parent-style-name="Default_20_Paragraph_20_Font"/>
    <style:style style:name="Blue" style:family="text" style:parent-style-name="Default_20_Paragraph_20_Font">
      <style:text-properties fo:color="#0000ff"/>
    </style:style>
    <style:style style:name="Comment_20_Reference" style:display-name="Comment Reference" style:family="text" style:parent-style-name="Default_20_Paragraph_20_Font">
      <style:text-properties fo:font-size="8pt" style:font-size-asian="8pt" style:font-size-complex="8pt"/>
    </style:style>
    <style:style style:name="Endnote_20_Symbol" style:display-name="Endnote Symbol" style:family="text" style:parent-style-name="Comment_20_Reference">
      <style:text-properties style:text-position="super 58%"/>
    </style:style>
    <style:style style:name="_20_Char_20_Char" style:display-name=" Char Char" style:family="text" style:parent-style-name="Default_20_Paragraph_20_Font">
      <style:text-properties style:font-name="Arial" fo:font-size="12pt" style:font-size-asian="12pt" style:font-name-complex="Arial" style:font-size-complex="12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1.397cm" fo:margin-left="1.39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651cm" fo:margin-left="1.65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06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33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space" fo:text-indent="-1.397cm" fo:margin-left="1.397cm"/>
        </style:list-level-properties>
      </text:list-level-style-number>
      <text:list-level-style-number text:level="2"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space" fo:text-indent="-1.397cm" fo:margin-left="1.397cm"/>
        </style:list-level-properties>
      </text:list-level-style-number>
      <text:list-level-style-number text:level="2"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bullet text:level="2" text:style-name="WW8Num11z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1">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2"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space" fo:text-indent="-1.397cm" fo:margin-left="1.397cm"/>
        </style:list-level-properties>
      </text:list-level-style-number>
      <text:list-level-style-number text:level="2"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format="1" text:display-levels="2">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10 Pitch" fo:font-size="10pt" fo:font-style="italic" style:font-size-asian="10pt" style:font-style-asian="italic" style:font-size-complex="10pt" style:font-style-complex="italic"/>
    </style:style>
    <style:style style:name="MP2" style:family="paragraph" style:parent-style-name="Footer">
      <style:paragraph-properties fo:text-align="end" style:justify-single-word="false"/>
    </style:style>
    <style:style style:name="MT1" style:family="text">
      <style:text-properties style:font-name="Ubuntu" style:font-name-asian="Times New Roman" style:font-name-complex="Times"/>
    </style:style>
    <style:style style:name="MT2" style:family="text">
      <style:text-properties style:font-name="Times"/>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7cm" fo:margin-bottom="1.27cm" fo:margin-left="3.175cm" fo:margin-right="3.175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30cm" fo:page-height="30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esigning for Address book</text:p>
      </style:header>
      <style:footer>
        <text:p text:style-name="MP2"><text:span text:style-name="MT1">©</text:span><text:span text:style-name="MT2">EmertXe Information Technologies (P) Ltd., 2012 Page </text:span><text:span text:style-name="MT2"><text:page-number text:select-page="current">12</text:page-number></text:span><text:span text:style-name="MT2"> of </text:span><text:span text:style-name="MT2"><text:page-count>16</text:page-count></text:span></text:p>
      </style:footer>
    </style:master-page>
    <style:master-page style:name="First_20_Page" style:display-name="First Page" style:page-layout-name="Mpm2" style:next-style-name="Standard">
      <style:header>
        <text:p text:style-name="MP1">High level designing for Address book</text:p>
      </style:header>
      <style:footer>
        <text:p text:style-name="MP2"><text:span text:style-name="MT1">©</text:span><text:span text:style-name="MT2">EmertXe Information Technologies (P) Ltd., 2012 Page </text:span><text:span text:style-name="MT2"><text:page-number text:select-page="current">1</text:page-number></text:span><text:span text:style-name="MT2"> of </text:span><text:span text:style-name="MT2"><text:page-count>16</text:page-count></text:span></text:p>
      </style:footer>
    </style:master-page>
    <style:master-page style:name="Index" style:page-layout-name="Mpm3"/>
    <style:master-page style:name="Blockdigram"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gh Level Design</dc:title>
    <meta:initial-creator>Mike Schafer</meta:initial-creator>
    <meta:creation-date>2012-10-19T16:38:00</meta:creation-date>
    <dc:creator>Fenil Patel</dc:creator>
    <dc:date>2012-12-01T13:29:00</dc:date>
    <meta:editing-cycles>488</meta:editing-cycles>
    <meta:editing-duration>P1DT10H41M52S</meta:editing-duration>
    <meta:generator>LibreOffice/3.5$Linux_x86 LibreOffice_project/350m1$Build-2</meta:generator>
    <meta:document-statistic meta:table-count="1" meta:image-count="0" meta:object-count="0" meta:page-count="16" meta:paragraph-count="244" meta:word-count="4189" meta:character-count="21388" meta:non-whitespace-character-count="20112"/>
    <meta:user-defined meta:name="Info 1"/>
    <meta:user-defined meta:name="Info 2"/>
    <meta:user-defined meta:name="Info 3"/>
    <meta:user-defined meta:name="Info 4"/>
  </office:meta>
</office:document-meta>
</file>